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6288" calcext:value-type="float">
            <text:p>6288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Jun 1, 2018 3:12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344" calcext:value-type="float">
            <text:p>1344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Jun 1, 2018 11:57:1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281" calcext:value-type="float">
            <text:p>128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Jun 1, 2018 11:5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Jun 1, 2018 11:56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1107" calcext:value-type="float">
            <text:p>1107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Jun 1, 2018 11:5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1101" calcext:value-type="float">
            <text:p>1101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Jun 1, 2018 3:09:2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1003" calcext:value-type="float">
            <text:p>1003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Jun 1, 2018 3:3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976" calcext:value-type="float">
            <text:p>976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an 31, 2018 9:58:29 A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Jun 1, 2018 2:28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952" calcext:value-type="float">
            <text:p>952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May 31, 2018 5:37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828" calcext:value-type="float">
            <text:p>82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May 30, 2018 7:35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749" calcext:value-type="float">
            <text:p>749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Jun 1, 2018 11:57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Jun 1, 2018 12:13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698" calcext:value-type="float">
            <text:p>69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May 30, 2018 10:03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Jun 1, 2018 2:58:4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649" calcext:value-type="float">
            <text:p>649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May 31, 2018 4:30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647" calcext:value-type="float">
            <text:p>647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Jun 1, 2018 11:56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634" calcext:value-type="float">
            <text:p>63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May 29, 2018 9:00:3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607" calcext:value-type="float">
            <text:p>607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May 31, 2018 11:25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571" calcext:value-type="float">
            <text:p>571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Jun 1, 2018 6:40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May 31, 2018 3:43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505" calcext:value-type="float">
            <text:p>50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May 30, 2018 11:24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488" calcext:value-type="float">
            <text:p>48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May 30, 2018 10:03:1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458" calcext:value-type="float">
            <text:p>458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Jun 1, 2018 11:5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456" calcext:value-type="float">
            <text:p>456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Jun 1, 2018 10:41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451" calcext:value-type="float">
            <text:p>45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May 30, 2018 9:11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451" calcext:value-type="float">
            <text:p>45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May 30, 2018 11:50:2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440" calcext:value-type="float">
            <text:p>44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May 29, 2018 10:16:2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433" calcext:value-type="float">
            <text:p>43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May 31, 2018 8:55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430" calcext:value-type="float">
            <text:p>43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Jun 1, 2018 11:0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429" calcext:value-type="float">
            <text:p>429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May 31, 2018 12:49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424" calcext:value-type="float">
            <text:p>42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May 31, 2018 11:49:2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May 31, 2018 12:48:0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418" calcext:value-type="float">
            <text:p>418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Jun 1, 2018 10:25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415" calcext:value-type="float">
            <text:p>41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Jun 1, 2018 12:08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Jun 1, 2018 2:06:2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408" calcext:value-type="float">
            <text:p>40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May 31, 2018 8:2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405" calcext:value-type="float">
            <text:p>4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Jun 1, 2018 3:01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395" calcext:value-type="float">
            <text:p>395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Jun 1, 2018 4:4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393" calcext:value-type="float">
            <text:p>393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May 31, 2018 6:53:2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388" calcext:value-type="float">
            <text:p>388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May 30, 2018 8:03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386" calcext:value-type="float">
            <text:p>38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May 19, 2018 4:37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383" calcext:value-type="float">
            <text:p>383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May 30, 2018 7:45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60" calcext:value-type="float">
            <text:p>36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May 12, 2018 11:5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360" calcext:value-type="float">
            <text:p>36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May 31, 2018 11:4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352" calcext:value-type="float">
            <text:p>352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May 29, 2018 9:31:0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52" calcext:value-type="float">
            <text:p>3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Jun 1, 2018 1:56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349" calcext:value-type="float">
            <text:p>349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May 29, 2018 3:10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May 29, 2018 9:30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348" calcext:value-type="float">
            <text:p>348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Jun 1, 2018 10:09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46" calcext:value-type="float">
            <text:p>34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Jun 1, 2018 12:43:2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343" calcext:value-type="float">
            <text:p>34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May 29, 2018 2:48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336" calcext:value-type="float">
            <text:p>33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May 28, 2018 5:51:5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335" calcext:value-type="float">
            <text:p>335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Jun 1, 2018 12:29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330" calcext:value-type="float">
            <text:p>330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May 29, 2018 8:2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328" calcext:value-type="float">
            <text:p>328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Jun 1, 2018 5:18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327" calcext:value-type="float">
            <text:p>327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May 31, 2018 12:29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325" calcext:value-type="float">
            <text:p>32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May 29, 2018 9:5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321" calcext:value-type="float">
            <text:p>32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30, 2018 2:21:40 P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Jun 1, 2018 11:34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305" calcext:value-type="float">
            <text:p>30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May 28, 2018 10:1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301" calcext:value-type="float">
            <text:p>30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May 27, 2018 4:3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296" calcext:value-type="float">
            <text:p>296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Jun 1, 2018 10:41:1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Eventos+EFD+REINF+Integral" xlink:type="simple">Manual | Enviar Eventos EFD REINF Integral</text:a></text:p>
          </table:table-cell>
          <table:table-cell office:value-type="float" office:value="296" calcext:value-type="float">
            <text:p>296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Mar 29, 2018 12:59:25 PM</text:p>
          </table:table-cell>
          <table:table-cell office:value-type="string" calcext:value-type="string">
            <text:p>May 23, 2018 10:23:23 AM</text:p>
          </table:table-cell>
          <table:table-cell office:value-type="string" calcext:value-type="string">
            <text:p>Apr 2, 2018 2:50:00 PM</text:p>
          </table:table-cell>
          <table:table-cell office:value-type="string" calcext:value-type="string">
            <text:p>May 30, 2018 7:17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295" calcext:value-type="float">
            <text:p>295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Jun 1, 2018 9:16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292" calcext:value-type="float">
            <text:p>29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Jun 1, 2018 1:2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292" calcext:value-type="float">
            <text:p>29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May 24, 2018 10:43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290" calcext:value-type="float">
            <text:p>29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May 21, 2018 2:24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282" calcext:value-type="float">
            <text:p>282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Jun 1, 2018 6:27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281" calcext:value-type="float">
            <text:p>28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May 31, 2018 7:04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272" calcext:value-type="float">
            <text:p>27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May 26, 2018 12:3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271" calcext:value-type="float">
            <text:p>27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May 30, 2018 3:52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59" calcext:value-type="float">
            <text:p>25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Jun 1, 2018 10:2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58" calcext:value-type="float">
            <text:p>25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May 29, 2018 9:00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May 29, 2018 5:44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246" calcext:value-type="float">
            <text:p>24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Jun 1, 2018 1:56:2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36" calcext:value-type="float">
            <text:p>23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May 30, 2018 10:34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36" calcext:value-type="float">
            <text:p>23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May 19, 2018 12:0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234" calcext:value-type="float">
            <text:p>23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May 30, 2018 10:35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229" calcext:value-type="float">
            <text:p>22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Jun 1, 2018 3:43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29" calcext:value-type="float">
            <text:p>22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May 22, 2018 6:3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227" calcext:value-type="float">
            <text:p>22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May 27, 2018 4:0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226" calcext:value-type="float">
            <text:p>22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May 30, 2018 5:53:5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25" calcext:value-type="float">
            <text:p>22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May 23, 2018 7:01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225" calcext:value-type="float">
            <text:p>22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May 30, 2018 4:01:2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225" calcext:value-type="float">
            <text:p>22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May 12, 2018 9:16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24" calcext:value-type="float">
            <text:p>22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May 24, 2018 8:2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222" calcext:value-type="float">
            <text:p>22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Jun 1, 2018 10:4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219" calcext:value-type="float">
            <text:p>219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May 28, 2018 2:54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May 28, 2018 6:5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Jun 1, 2018 2:11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214" calcext:value-type="float">
            <text:p>214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May 29, 2018 10:38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211" calcext:value-type="float">
            <text:p>21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May 22, 2018 3:08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May 31, 2018 7:4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205" calcext:value-type="float">
            <text:p>205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May 23, 2018 10:18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May 27, 2018 2:39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202" calcext:value-type="float">
            <text:p>202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May 31, 2018 12:01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May 22, 2018 4:22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May 26, 2018 10:39:4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198" calcext:value-type="float">
            <text:p>19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May 19, 2018 3:30:5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196" calcext:value-type="float">
            <text:p>1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May 28, 2018 3:4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May 28, 2018 2:52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May 30, 2018 3:50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192" calcext:value-type="float">
            <text:p>192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May 23, 2018 10:28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Nov 30, 2017 4:00:42 P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Jun 1, 2018 5:11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May 24, 2018 3:38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May 14, 2018 8:1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May 24, 2018 9:44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May 30, 2018 9:11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May 30, 2018 1:46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May 30, 2018 11:29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r 22, 2018 3:55:35 P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May 21, 2018 2:20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May 29, 2018 7:0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78" calcext:value-type="float">
            <text:p>17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May 30, 2018 12:51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May 30, 2018 3:45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177" calcext:value-type="float">
            <text:p>17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May 29, 2018 10:06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177" calcext:value-type="float">
            <text:p>17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May 19, 2018 9:21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May 28, 2018 4:18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May 25, 2018 8:51:4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May 23, 2018 10:04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Jun 1, 2018 10:4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May 28, 2018 2:1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May 24, 2018 11:35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May 30, 2018 10:1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174" calcext:value-type="float">
            <text:p>17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May 25, 2018 6:59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May 23, 2018 11:16:5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May 12, 2018 11:00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May 24, 2018 10:07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68" calcext:value-type="float">
            <text:p>168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May 19, 2018 7:32:0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May 12, 2018 10:20:5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May 23, 2018 8:5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May 24, 2018 1:34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May 30, 2018 8:21:3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May 28, 2018 2:11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59" calcext:value-type="float">
            <text:p>15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May 23, 2018 11:28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57" calcext:value-type="float">
            <text:p>15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May 24, 2018 11:3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May 12, 2018 11:3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Jun 1, 2018 4:09:5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May 12, 2018 11:0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May 25, 2018 8:3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55" calcext:value-type="float">
            <text:p>15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May 31, 2018 5:2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May 23, 2018 3:37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May 15, 2018 9:54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May 12, 2018 9:1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May 12, 2018 1:1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May 31, 2018 12:30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May 28, 2018 2:52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May 24, 2018 10:1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May 11, 2018 6:4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May 12, 2018 11:36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May 28, 2018 9:09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May 29, 2018 6:29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Responsável Entregar SPED REINF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Apr 30, 2018 10:27:47 A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May 31, 2018 7:1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May 27, 2018 7:42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May 26, 2018 9:55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Jun 1, 2018 7:54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May 12, 2018 10:1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May 25, 2018 2:04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May 29, 2018 3:0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May 31, 2018 6:18:3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May 12, 2018 12:55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Jun 1, 2018 8:18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May 21, 2018 7:58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Apr 26, 2018 3:00:56 P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May 25, 2018 4:23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May 12, 2018 8:59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May 23, 2018 4:42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Jun 1, 2018 3:44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May 13, 2018 9:03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33" xlink:type="simple">Dúvida | Como Atualizar Código CEST Rotina Alterar Movimento Faixa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Feb 22, 2018 9:24:07 AM</text:p>
          </table:table-cell>
          <table:table-cell office:value-type="string" calcext:value-type="string">
            <text:p>Mar 29, 2018 8:44:47 AM</text:p>
          </table:table-cell>
          <table:table-cell office:value-type="string" calcext:value-type="string">
            <text:p>Feb 22, 2018 12:54:40 PM</text:p>
          </table:table-cell>
          <table:table-cell office:value-type="string" calcext:value-type="string">
            <text:p>May 31, 2018 1:2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May 14, 2018 6:4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Jun 1, 2018 7:41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May 25, 2018 5:20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May 12, 2018 9:11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May 22, 2018 10:50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May 17, 2018 8:5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May 25, 2018 4:15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May 27, 2018 10:13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May 30, 2018 6:0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May 31, 2018 2:55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May 28, 2018 8:49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May 27, 2018 11:23:5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May 23, 2018 2:13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May 12, 2018 12:36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May 23, 2018 10:4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Jun 1, 2018 3:42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May 23, 2018 10:27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May 24, 2018 1:35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Mar 8, 2018 3:13:43 P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May 2, 2018 2:36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May 30, 2018 8:0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Jun 1, 2018 1:00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May 2, 2018 2:3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Jun 1, 2018 3:40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May 29, 2018 4:44:0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May 25, 2018 7:4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May 23, 2018 6:2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13" xlink:type="simple">Manual | Acompanhar Produtos Próximos Vencimento Integral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Feb 6, 2018 10:13:27 AM</text:p>
          </table:table-cell>
          <table:table-cell office:value-type="string" calcext:value-type="string">
            <text:p>Feb 7, 2018 11:20:33 AM</text:p>
          </table:table-cell>
          <table:table-cell office:value-type="string" calcext:value-type="string">
            <text:p>Feb 6, 2018 4:24:13 PM</text:p>
          </table:table-cell>
          <table:table-cell office:value-type="string" calcext:value-type="string">
            <text:p>May 27, 2018 4:20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May 27, 2018 7:0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Jun 1, 2018 11:41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May 16, 2018 11:12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May 29, 2018 11:42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May 8, 2018 8:16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May 25, 2018 2:34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May 12, 2018 11:5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May 20, 2018 1:01:1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May 28, 2018 3:45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May 16, 2018 11:05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Jun 1, 2018 3:35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May 14, 2018 2:58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May 25, 2018 11:2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May 27, 2018 4:50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May 12, 2018 11:50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May 16, 2018 5:05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Apr 3, 2018 2:4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May 30, 2018 10:24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May 27, 2018 3:5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May 30, 2018 2:44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May 23, 2018 8:1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May 25, 2018 6:03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Jun 1, 2018 10:48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May 28, 2018 9:56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Jun 1, 2018 12:34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May 16, 2018 9:42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May 29, 2018 3:41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May 29, 2018 9:23:2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May 12, 2018 11:29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May 25, 2018 11:48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Jun 1, 2018 12:5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Apr 16, 2018 2:37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May 20, 2018 9:30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May 25, 2018 2:38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99" calcext:value-type="float">
            <text:p>9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Jun 1, 2018 11:4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May 25, 2018 9:06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May 31, 2018 4:19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May 12, 2018 11:5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Motivos Liberações Cupons Fiscais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27, 2018 11:05:41 A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May 24, 2018 11:0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May 21, 2018 11:2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May 16, 2018 11:13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Jun 1, 2018 11:1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May 26, 2018 8:24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May 12, 2018 11:5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95" calcext:value-type="float">
            <text:p>95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May 31, 2018 4:36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May 23, 2018 2:0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May 24, 2018 11:5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772" xlink:type="simple">Dúvida | Como Incluir Novo Evento R1000 REINF Nova Validade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May 3, 2018 11:14:53 AM</text:p>
          </table:table-cell>
          <table:table-cell office:value-type="string" calcext:value-type="string">
            <text:p>May 11, 2018 2:08:57 PM</text:p>
          </table:table-cell>
          <table:table-cell office:value-type="string" calcext:value-type="string">
            <text:p>May 3, 2018 12:00:24 PM</text:p>
          </table:table-cell>
          <table:table-cell office:value-type="string" calcext:value-type="string">
            <text:p>May 31, 2018 4:59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May 27, 2018 6:3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May 12, 2018 10:48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May 23, 2018 2:28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May 30, 2018 7:50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May 16, 2018 10:43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May 31, 2018 9:4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May 28, 2018 2:52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May 30, 2018 7:07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Nov 14, 2017 11:04:10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Jun 1, 2018 9:4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297" xlink:type="simple">Dúvida | Como Configurar Filial Gerar Evento R1000 Informações Contribuinte REINF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Apr 6, 2018 9:44:46 AM</text:p>
          </table:table-cell>
          <table:table-cell office:value-type="string" calcext:value-type="string">
            <text:p>May 11, 2018 11:15:13 AM</text:p>
          </table:table-cell>
          <table:table-cell office:value-type="string" calcext:value-type="string">
            <text:p>Apr 6, 2018 3:05:21 PM</text:p>
          </table:table-cell>
          <table:table-cell office:value-type="string" calcext:value-type="string">
            <text:p>May 30, 2018 11:48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May 30, 2018 7:26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May 18, 2018 3:01:2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May 21, 2018 6:19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Mar 20, 2018 10:1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Aug 8, 2017 4:29:22 P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May 9, 2018 3:10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May 12, 2018 11:47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790" xlink:type="simple">Dúvida | Como Alterar Responsável Evento R1000 REINF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ay 3, 2018 12:00:27 PM</text:p>
          </table:table-cell>
          <table:table-cell office:value-type="string" calcext:value-type="string">
            <text:p>May 11, 2018 11:09:32 AM</text:p>
          </table:table-cell>
          <table:table-cell office:value-type="string" calcext:value-type="string">
            <text:p>May 4, 2018 8:11:59 AM</text:p>
          </table:table-cell>
          <table:table-cell office:value-type="string" calcext:value-type="string">
            <text:p>Jun 1, 2018 11:5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May 31, 2018 2:05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May 12, 2018 12:32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May 23, 2018 9:2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May 29, 2018 4:45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May 12, 2018 12:08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May 30, 2018 5:14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May 23, 2018 5:42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May 30, 2018 10:08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19" xlink:type="simple">Dúvida | Como Emitir Nota Fiscal Devolução Para Fornecedor Baixando Estoque Troca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ar 14, 2018 10:59:05 AM</text:p>
          </table:table-cell>
          <table:table-cell office:value-type="string" calcext:value-type="string">
            <text:p>Mar 16, 2018 9:43:21 AM</text:p>
          </table:table-cell>
          <table:table-cell office:value-type="string" calcext:value-type="string">
            <text:p>Mar 15, 2018 4:27:07 PM</text:p>
          </table:table-cell>
          <table:table-cell office:value-type="string" calcext:value-type="string">
            <text:p>May 31, 2018 2:59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Jun 1, 2018 3:02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May 30, 2018 8:4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May 26, 2018 9:19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Nov 13, 2017 2:37:35 P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May 29, 2018 8:00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Mar 20, 2018 9:42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Jun 1, 2018 3:29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Jun 1, 2018 11:23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May 29, 2018 9:34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37" xlink:type="simple">Dúvida | Como Emitir Nota Fiscal Quebra Baixando Estoque Troca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r 14, 2018 12:37:21 PM</text:p>
          </table:table-cell>
          <table:table-cell office:value-type="string" calcext:value-type="string">
            <text:p>Mar 16, 2018 9:15:28 AM</text:p>
          </table:table-cell>
          <table:table-cell office:value-type="string" calcext:value-type="string">
            <text:p>Mar 15, 2018 4:27:09 PM</text:p>
          </table:table-cell>
          <table:table-cell office:value-type="string" calcext:value-type="string">
            <text:p>Jun 1, 2018 1:07:5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Apr 25, 2018 1:35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May 25, 2018 9:51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9, 2018 1:19:24 P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Jun 1, 2018 7:21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May 25, 2018 10:37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12" xlink:type="simple">Dúvida | Como Instalar Frente Linux Avanço?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Feb 21, 2018 11:04:17 AM</text:p>
          </table:table-cell>
          <table:table-cell office:value-type="string" calcext:value-type="string">
            <text:p>Feb 21, 2018 11:33:10 AM</text:p>
          </table:table-cell>
          <table:table-cell office:value-type="string" calcext:value-type="string">
            <text:p>Feb 21, 2018 5:19:04 PM</text:p>
          </table:table-cell>
          <table:table-cell office:value-type="string" calcext:value-type="string">
            <text:p>Jun 1, 2018 1:2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May 12, 2018 9:1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May 31, 2018 7:22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May 26, 2018 4:15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May 12, 2018 11:34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May 12, 2018 10:5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May 31, 2018 9:47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May 23, 2018 5:13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May 12, 2018 9:1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May 12, 2018 11:52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May 29, 2018 6:08:0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Produtos+Novo+Central+Integral" xlink:type="simple">Manual | Exportar Produtos Novo Central Integra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Feb 8, 2018 12:44:00 PM</text:p>
          </table:table-cell>
          <table:table-cell office:value-type="string" calcext:value-type="string">
            <text:p>Feb 16, 2018 2:29:02 PM</text:p>
          </table:table-cell>
          <table:table-cell office:value-type="string" calcext:value-type="string">
            <text:p>Feb 16, 2018 9:31:24 AM</text:p>
          </table:table-cell>
          <table:table-cell office:value-type="string" calcext:value-type="string">
            <text:p>May 29, 2018 7:22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May 23, 2018 6:2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May 11, 2018 3:11:1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Clientes+Associados+Novo+Central+Integral" xlink:type="simple">Manual | Vincular Clientes Associados Novo Central Integral</text:a></text:p>
          </table:table-cell>
          <table:table-cell office:value-type="float" office:value="79" calcext:value-type="float">
            <text:p>79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Feb 8, 2018 11:15:19 AM</text:p>
          </table:table-cell>
          <table:table-cell office:value-type="string" calcext:value-type="string">
            <text:p>Feb 16, 2018 2:26:13 PM</text:p>
          </table:table-cell>
          <table:table-cell office:value-type="string" calcext:value-type="string">
            <text:p>Feb 16, 2018 10:44:44 AM</text:p>
          </table:table-cell>
          <table:table-cell office:value-type="string" calcext:value-type="string">
            <text:p>May 15, 2018 9:15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n 6, 2017 4:43:40 P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May 30, 2018 5:14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May 30, 2018 4:34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May 27, 2018 2:3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May 30, 2018 1:1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May 24, 2018 11:5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May 30, 2018 6:37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0" xlink:type="simple">Dúvida | Como Emitir Relatório Validade Produtos Modelo 39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Mar 14, 2018 2:44:00 PM</text:p>
          </table:table-cell>
          <table:table-cell office:value-type="string" calcext:value-type="string">
            <text:p>Apr 4, 2018 9:13:16 AM</text:p>
          </table:table-cell>
          <table:table-cell office:value-type="string" calcext:value-type="string">
            <text:p>Mar 15, 2018 4:27:11 PM</text:p>
          </table:table-cell>
          <table:table-cell office:value-type="string" calcext:value-type="string">
            <text:p>May 28, 2018 9:34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May 23, 2018 6:06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Jun 1, 2018 12:11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May 16, 2018 11:25:2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May 24, 2018 11:47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May 12, 2018 11:4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May 26, 2018 12:0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May 29, 2018 3:49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98" xlink:type="simple">Manual | Emitir Etiqueta Composição Integral</text:a></text:p>
          </table:table-cell>
          <table:table-cell office:value-type="float" office:value="74" calcext:value-type="float">
            <text:p>7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Feb 5, 2018 3:32:05 PM</text:p>
          </table:table-cell>
          <table:table-cell office:value-type="string" calcext:value-type="string">
            <text:p>Feb 6, 2018 4:24:07 PM</text:p>
          </table:table-cell>
          <table:table-cell office:value-type="string" calcext:value-type="string">
            <text:p>Feb 6, 2018 4:12:30 PM</text:p>
          </table:table-cell>
          <table:table-cell office:value-type="string" calcext:value-type="string">
            <text:p>May 31, 2018 2:12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May 12, 2018 10:5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May 26, 2018 11:13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May 29, 2018 8:52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May 12, 2018 11:5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81" xlink:type="simple">Dúvida | Como Realizar Importação Tabela 06 Classificação Serviços REINF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Apr 10, 2018 11:22:41 AM</text:p>
          </table:table-cell>
          <table:table-cell office:value-type="string" calcext:value-type="string">
            <text:p>Apr 17, 2018 12:03:32 PM</text:p>
          </table:table-cell>
          <table:table-cell office:value-type="string" calcext:value-type="string">
            <text:p>Apr 11, 2018 8:39:21 AM</text:p>
          </table:table-cell>
          <table:table-cell office:value-type="string" calcext:value-type="string">
            <text:p>Jun 1, 2018 7:38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May 19, 2018 8:45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May 19, 2018 11:4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May 27, 2018 1:23:2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May 30, 2018 1:56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Nov 14, 2017 10:22:28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Jun 1, 2018 12:57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05" xlink:type="simple">Dúvida | Como Obter Retorno Eventos REINF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May 3, 2018 12:41:02 PM</text:p>
          </table:table-cell>
          <table:table-cell office:value-type="string" calcext:value-type="string">
            <text:p>May 4, 2018 8:38:16 AM</text:p>
          </table:table-cell>
          <table:table-cell office:value-type="string" calcext:value-type="string">
            <text:p>May 3, 2018 1:32:20 PM</text:p>
          </table:table-cell>
          <table:table-cell office:value-type="string" calcext:value-type="string">
            <text:p>Jun 1, 2018 11:5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May 25, 2018 1:03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May 24, 2018 9:2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May 12, 2018 11:4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May 30, 2018 8:05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May 25, 2018 4:16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May 12, 2018 11:34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May 19, 2018 6:40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May 31, 2018 6:32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Jun 1, 2018 6:28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May 28, 2018 8:22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May 23, 2018 11:35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May 30, 2018 11:1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69" xlink:type="simple">Atualização | Gerar Registro J150 Arquivo ECD Contábil Integral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b 5, 2018 10:12:41 AM</text:p>
          </table:table-cell>
          <table:table-cell office:value-type="string" calcext:value-type="string">
            <text:p>May 15, 2018 9:24:45 AM</text:p>
          </table:table-cell>
          <table:table-cell office:value-type="string" calcext:value-type="string">
            <text:p>Feb 6, 2018 4:01:34 PM</text:p>
          </table:table-cell>
          <table:table-cell office:value-type="string" calcext:value-type="string">
            <text:p>May 24, 2018 11:4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May 25, 2018 1:0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May 25, 2018 1:0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May 9, 2018 3:3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May 12, 2018 11:1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May 22, 2018 8:58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May 1, 2018 1:20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May 24, 2018 12:21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May 12, 2018 10:5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May 24, 2018 3:4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May 24, 2018 5:25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May 12, 2018 11:45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May 30, 2018 11:2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May 24, 2018 11:4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May 31, 2018 1:02:1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Clientes+Novo+Central+Integral" xlink:type="simple">Manual | Exportar Clientes Novo Central Integral</text:a></text:p>
          </table:table-cell>
          <table:table-cell office:value-type="float" office:value="69" calcext:value-type="float">
            <text:p>6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Feb 8, 2018 10:37:59 AM</text:p>
          </table:table-cell>
          <table:table-cell office:value-type="string" calcext:value-type="string">
            <text:p>Feb 16, 2018 2:17:30 PM</text:p>
          </table:table-cell>
          <table:table-cell office:value-type="string" calcext:value-type="string">
            <text:p>Feb 16, 2018 10:47:24 AM</text:p>
          </table:table-cell>
          <table:table-cell office:value-type="string" calcext:value-type="string">
            <text:p>May 15, 2018 11:30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36" xlink:type="simple">Dúvida | Como Consultar Pedido Venda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eb 15, 2018 10:07:42 AM</text:p>
          </table:table-cell>
          <table:table-cell office:value-type="string" calcext:value-type="string">
            <text:p>Mar 16, 2018 4:01:34 PM</text:p>
          </table:table-cell>
          <table:table-cell office:value-type="string" calcext:value-type="string">
            <text:p>Feb 16, 2018 9:05:24 AM</text:p>
          </table:table-cell>
          <table:table-cell office:value-type="string" calcext:value-type="string">
            <text:p>May 25, 2018 9:2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Nov 13, 2017 2:33:22 P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May 24, 2018 5:26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May 30, 2018 4:51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May 21, 2018 2:18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May 30, 2018 11:18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May 25, 2018 12:3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May 27, 2018 8:5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May 12, 2018 9:35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May 30, 2018 10:1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68" calcext:value-type="float">
            <text:p>6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May 30, 2018 5:31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May 23, 2018 5:0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Jun 1, 2018 6:3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May 29, 2018 12:0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May 23, 2018 4:03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May 29, 2018 2:33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May 7, 2018 10:12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May 16, 2018 11:14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May 12, 2018 11:2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May 12, 2018 12:08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May 12, 2018 9:38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May 10, 2018 6:1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May 31, 2018 2:02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May 14, 2018 10:38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May 28, 2018 3:21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May 12, 2018 11:48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May 12, 2018 11:03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5" xlink:type="simple">Dúvida | Como Lançar Débito Fornecedor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ar 19, 2018 10:39:27 AM</text:p>
          </table:table-cell>
          <table:table-cell office:value-type="string" calcext:value-type="string">
            <text:p>Apr 4, 2018 9:43:55 AM</text:p>
          </table:table-cell>
          <table:table-cell office:value-type="string" calcext:value-type="string">
            <text:p>Mar 19, 2018 4:06:52 PM</text:p>
          </table:table-cell>
          <table:table-cell office:value-type="string" calcext:value-type="string">
            <text:p>May 23, 2018 3:0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May 23, 2018 11:41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Apr 28, 2018 1:07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May 29, 2018 6:34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7" xlink:type="simple">Dúvida | Como Transferir Estoque Depósito Para Troca Integral?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Mar 14, 2018 3:22:35 PM</text:p>
          </table:table-cell>
          <table:table-cell office:value-type="string" calcext:value-type="string">
            <text:p>Mar 16, 2018 10:19:28 AM</text:p>
          </table:table-cell>
          <table:table-cell office:value-type="string" calcext:value-type="string">
            <text:p>Mar 15, 2018 4:28:11 PM</text:p>
          </table:table-cell>
          <table:table-cell office:value-type="string" calcext:value-type="string">
            <text:p>May 29, 2018 5:2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May 12, 2018 11:3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May 16, 2018 11:2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May 12, 2018 10:57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May 26, 2018 7:26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May 16, 2018 11:1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May 14, 2018 10:46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May 25, 2018 5:57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May 16, 2018 11:12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May 24, 2018 7:4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May 23, 2018 8:2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May 29, 2018 7:08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May 16, 2018 11:1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May 4, 2018 3:27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May 30, 2018 11:02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May 16, 2018 11:2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May 23, 2018 11:52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May 22, 2018 4:3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May 19, 2018 8:16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May 21, 2018 2:3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Jun 1, 2018 11:3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May 27, 2018 9:3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May 29, 2018 10:16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Nov 13, 2017 2:21:57 P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May 12, 2018 8:5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May 19, 2018 11:2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Apr 26, 2018 11:27:31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Jun 1, 2018 10:43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May 26, 2018 4:52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May 12, 2018 11:2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May 23, 2018 11:13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93" xlink:type="simple">Dúvida | Como Incluir Proposta Compra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Feb 14, 2018 10:02:47 AM</text:p>
          </table:table-cell>
          <table:table-cell office:value-type="string" calcext:value-type="string">
            <text:p>Mar 16, 2018 3:03:41 PM</text:p>
          </table:table-cell>
          <table:table-cell office:value-type="string" calcext:value-type="string">
            <text:p>Feb 16, 2018 11:15:24 AM</text:p>
          </table:table-cell>
          <table:table-cell office:value-type="string" calcext:value-type="string">
            <text:p>May 25, 2018 1:10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04" xlink:type="simple">Dúvida | Como Consultar Proposta Compra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Feb 14, 2018 11:43:00 AM</text:p>
          </table:table-cell>
          <table:table-cell office:value-type="string" calcext:value-type="string">
            <text:p>Mar 16, 2018 2:58:42 PM</text:p>
          </table:table-cell>
          <table:table-cell office:value-type="string" calcext:value-type="string">
            <text:p>Feb 16, 2018 9:19:24 AM</text:p>
          </table:table-cell>
          <table:table-cell office:value-type="string" calcext:value-type="string">
            <text:p>May 23, 2018 9:37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May 25, 2018 8:5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May 15, 2018 7:54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May 27, 2018 3:18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Nov 13, 2017 2:16:08 P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May 17, 2018 8:37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May 16, 2018 11:1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May 25, 2018 7:07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May 15, 2018 11:4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Apr 11, 2018 10:22:41 A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May 30, 2018 9:2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May 22, 2018 8:33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May 29, 2018 11:5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May 21, 2018 5:03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May 31, 2018 6:16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May 30, 2018 4:34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May 2, 2018 8:16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00" xlink:type="simple">Manual | Emissão Nota Fiscal Contingência Off Line Integral</text:a></text:p>
          </table:table-cell>
          <table:table-cell office:value-type="float" office:value="53" calcext:value-type="float">
            <text:p>5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Feb 16, 2018 3:10:54 PM</text:p>
          </table:table-cell>
          <table:table-cell office:value-type="string" calcext:value-type="string">
            <text:p>Mar 23, 2018 1:25:09 PM</text:p>
          </table:table-cell>
          <table:table-cell office:value-type="string" calcext:value-type="string">
            <text:p>Feb 19, 2018 2:27:57 PM</text:p>
          </table:table-cell>
          <table:table-cell office:value-type="string" calcext:value-type="string">
            <text:p>May 31, 2018 11:3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05" xlink:type="simple">Dúvida | Como Atualizar NCM Cadastro Produto Entrada Nota Fiscal Através XML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Mar 28, 2018 11:02:52 AM</text:p>
          </table:table-cell>
          <table:table-cell office:value-type="string" calcext:value-type="string">
            <text:p>Apr 5, 2018 12:05:18 PM</text:p>
          </table:table-cell>
          <table:table-cell office:value-type="string" calcext:value-type="string">
            <text:p>Apr 2, 2018 2:22:47 PM</text:p>
          </table:table-cell>
          <table:table-cell office:value-type="string" calcext:value-type="string">
            <text:p>May 29, 2018 10:31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May 25, 2018 9:24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May 22, 2018 6:2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May 29, 2018 5:12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May 31, 2018 8:43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May 25, 2018 5:24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May 18, 2018 5:05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May 30, 2018 10:32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12" xlink:type="simple">Dúvida | Como Configurar Envio Email Automático Relatórios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Apr 23, 2018 11:27:42 AM</text:p>
          </table:table-cell>
          <table:table-cell office:value-type="string" calcext:value-type="string">
            <text:p>Apr 23, 2018 12:30:06 PM</text:p>
          </table:table-cell>
          <table:table-cell office:value-type="string" calcext:value-type="string">
            <text:p>Apr 23, 2018 12:35:27 PM</text:p>
          </table:table-cell>
          <table:table-cell office:value-type="string" calcext:value-type="string">
            <text:p>May 30, 2018 6:1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May 15, 2018 7:33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May 16, 2018 3:31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May 23, 2018 5:34:1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May 29, 2018 12:02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24" xlink:type="simple">Dúvida | Como Funciona Campo Grupo Gestão Filiais Novo Erp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Mar 20, 2018 2:06:19 PM</text:p>
          </table:table-cell>
          <table:table-cell office:value-type="string" calcext:value-type="string">
            <text:p>Mar 26, 2018 9:21:21 AM</text:p>
          </table:table-cell>
          <table:table-cell office:value-type="string" calcext:value-type="string">
            <text:p>Mar 20, 2018 4:04:18 PM</text:p>
          </table:table-cell>
          <table:table-cell office:value-type="string" calcext:value-type="string">
            <text:p>May 21, 2018 9:1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May 23, 2018 5:1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May 25, 2018 1:0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May 25, 2018 1:03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May 24, 2018 12:50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Dúvida | Como Gerar Registro 0220 Fator Conversão SPED Fiscal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Mar 15, 2018 9:14:03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May 29, 2018 11:0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May 29, 2018 10:1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May 2, 2018 10:35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May 13, 2018 8:03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Feb 27, 2018 11:29:11 AM</text:p>
          </table:table-cell>
          <table:table-cell office:value-type="string" calcext:value-type="string">
            <text:p>Feb 26, 2018 2:36:53 PM</text:p>
          </table:table-cell>
          <table:table-cell office:value-type="string" calcext:value-type="string">
            <text:p>May 29, 2018 10:55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May 21, 2018 8:01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n 5, 2017 12:49:27 P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May 23, 2018 4:17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May 31, 2018 3:40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04" xlink:type="simple">Dúvida | Como Realizar Ajuste Itens SPED Fiscal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ar 5, 2018 2:36:21 PM</text:p>
          </table:table-cell>
          <table:table-cell office:value-type="string" calcext:value-type="string">
            <text:p>Apr 3, 2018 2:59:40 PM</text:p>
          </table:table-cell>
          <table:table-cell office:value-type="string" calcext:value-type="string">
            <text:p>Mar 8, 2018 2:48:05 PM</text:p>
          </table:table-cell>
          <table:table-cell office:value-type="string" calcext:value-type="string">
            <text:p>May 31, 2018 11:0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May 16, 2018 11:14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Apr 21, 2018 7:3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May 30, 2018 5:3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May 24, 2018 5:23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May 23, 2018 8:26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Jun 1, 2018 9:42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Apr 27, 2018 6:1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May 25, 2018 1:02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May 28, 2018 10:1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May 30, 2018 4:37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May 13, 2018 2:0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May 16, 2018 3:57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9" xlink:type="simple">Dúvida | Como Cadastrar Operadores Supervisor Frente Avanço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Feb 26, 2018 11:28:22 AM</text:p>
          </table:table-cell>
          <table:table-cell office:value-type="string" calcext:value-type="string">
            <text:p>Mar 1, 2018 10:00:54 AM</text:p>
          </table:table-cell>
          <table:table-cell office:value-type="string" calcext:value-type="string">
            <text:p>Feb 26, 2018 3:20:42 PM</text:p>
          </table:table-cell>
          <table:table-cell office:value-type="string" calcext:value-type="string">
            <text:p>May 28, 2018 5:49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94" xlink:type="simple">Dúvida | Como Realizar Importação Tabela 08 Classificação Tributária REINF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Apr 10, 2018 2:50:09 PM</text:p>
          </table:table-cell>
          <table:table-cell office:value-type="string" calcext:value-type="string">
            <text:p>Apr 17, 2018 12:16:50 PM</text:p>
          </table:table-cell>
          <table:table-cell office:value-type="string" calcext:value-type="string">
            <text:p>Apr 12, 2018 8:59:08 AM</text:p>
          </table:table-cell>
          <table:table-cell office:value-type="string" calcext:value-type="string">
            <text:p>May 29, 2018 11:22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8" xlink:type="simple">Dúvida | Como Emitir Lista Diferenças Inventário Antes Atualização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pr 20, 2018 11:32:15 AM</text:p>
          </table:table-cell>
          <table:table-cell office:value-type="string" calcext:value-type="string">
            <text:p>May 7, 2018 11:03:46 AM</text:p>
          </table:table-cell>
          <table:table-cell office:value-type="string" calcext:value-type="string">
            <text:p>Apr 23, 2018 9:35:13 AM</text:p>
          </table:table-cell>
          <table:table-cell office:value-type="string" calcext:value-type="string">
            <text:p>Jun 1, 2018 11:5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May 12, 2018 12:56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May 26, 2018 10:34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28" xlink:type="simple">Dúvida | Como Configurar Fornecedor Para Gerar Evento R2010 Serviços Tomados REINF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pr 18, 2018 2:22:47 PM</text:p>
          </table:table-cell>
          <table:table-cell office:value-type="string" calcext:value-type="string">
            <text:p>May 16, 2018 10:41:43 AM</text:p>
          </table:table-cell>
          <table:table-cell office:value-type="string" calcext:value-type="string">
            <text:p>Apr 19, 2018 4:16:23 PM</text:p>
          </table:table-cell>
          <table:table-cell office:value-type="string" calcext:value-type="string">
            <text:p>May 30, 2018 9:00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May 30, 2018 4:52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May 30, 2018 5:13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Aug 25, 2017 12:36:53 P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Apr 2, 2018 11:5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May 22, 2018 10:27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Feb 7, 2018 9:28:17 AM</text:p>
          </table:table-cell>
          <table:table-cell office:value-type="string" calcext:value-type="string">
            <text:p>Feb 6, 2018 3:23:08 PM</text:p>
          </table:table-cell>
          <table:table-cell office:value-type="string" calcext:value-type="string">
            <text:p>May 25, 2018 3:1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46" xlink:type="simple">Dúvida | Como Emitir Relatório Estoque Troca Integral?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Mar 14, 2018 2:12:44 PM</text:p>
          </table:table-cell>
          <table:table-cell office:value-type="string" calcext:value-type="string">
            <text:p>Mar 14, 2018 3:00:08 PM</text:p>
          </table:table-cell>
          <table:table-cell office:value-type="string" calcext:value-type="string">
            <text:p>Mar 15, 2018 4:27:10 PM</text:p>
          </table:table-cell>
          <table:table-cell office:value-type="string" calcext:value-type="string">
            <text:p>May 26, 2018 4:44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Jun 1, 2018 3:24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May 23, 2018 12:2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May 30, 2018 5:13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May 30, 2018 5:13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May 30, 2018 12:5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May 23, 2018 8:3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May 12, 2018 11:1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May 19, 2018 10:45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May 24, 2018 6:3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Dúvida | Como Consultar Pesquisa Preço Dentro Sistema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Mar 15, 2018 9:10:52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May 12, 2018 1:13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May 12, 2018 4:0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14" xlink:type="simple">Dúvida | Como Cadastrar Histórico Módulo Contábil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r 1, 2018 3:09:33 PM</text:p>
          </table:table-cell>
          <table:table-cell office:value-type="string" calcext:value-type="string">
            <text:p>Mar 7, 2018 3:11:07 PM</text:p>
          </table:table-cell>
          <table:table-cell office:value-type="string" calcext:value-type="string">
            <text:p>Mar 2, 2018 9:06:17 AM</text:p>
          </table:table-cell>
          <table:table-cell office:value-type="string" calcext:value-type="string">
            <text:p>May 23, 2018 5:5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22" xlink:type="simple">Dúvida | Como Emitir Relatório Despesas x Faturamento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Mar 8, 2018 1:40:56 PM</text:p>
          </table:table-cell>
          <table:table-cell office:value-type="string" calcext:value-type="string">
            <text:p>Mar 8, 2018 3:51:42 PM</text:p>
          </table:table-cell>
          <table:table-cell office:value-type="string" calcext:value-type="string">
            <text:p>Mar 12, 2018 9:58:54 AM</text:p>
          </table:table-cell>
          <table:table-cell office:value-type="string" calcext:value-type="string">
            <text:p>Jun 1, 2018 2:09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0" xlink:type="simple">Dúvida | Como Alterar Preço Produtos Partir Pesquisa Preços Concorrentes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pr 16, 2018 9:29:02 AM</text:p>
          </table:table-cell>
          <table:table-cell office:value-type="string" calcext:value-type="string">
            <text:p>Apr 18, 2018 5:00:22 PM</text:p>
          </table:table-cell>
          <table:table-cell office:value-type="string" calcext:value-type="string">
            <text:p>Apr 18, 2018 9:58:26 AM</text:p>
          </table:table-cell>
          <table:table-cell office:value-type="string" calcext:value-type="string">
            <text:p>May 31, 2018 11:1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May 17, 2018 2:54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May 30, 2018 5:14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May 31, 2018 2:39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May 12, 2018 8:55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41" xlink:type="simple">Dúvida | Como Consultar NF-e Produtor Rural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eb 6, 2018 2:12:15 PM</text:p>
          </table:table-cell>
          <table:table-cell office:value-type="string" calcext:value-type="string">
            <text:p>Feb 6, 2018 3:02:30 PM</text:p>
          </table:table-cell>
          <table:table-cell office:value-type="string" calcext:value-type="string">
            <text:p>Feb 6, 2018 4:24:14 PM</text:p>
          </table:table-cell>
          <table:table-cell office:value-type="string" calcext:value-type="string">
            <text:p>May 29, 2018 8:56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53" xlink:type="simple">Manual | Correção Envio NFC-e Contingência Integ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eb 19, 2018 3:27:16 PM</text:p>
          </table:table-cell>
          <table:table-cell office:value-type="string" calcext:value-type="string">
            <text:p>Apr 11, 2018 10:01:03 AM</text:p>
          </table:table-cell>
          <table:table-cell office:value-type="string" calcext:value-type="string">
            <text:p>Feb 21, 2018 9:46:25 AM</text:p>
          </table:table-cell>
          <table:table-cell office:value-type="string" calcext:value-type="string">
            <text:p>May 29, 2018 2:04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51" xlink:type="simple">Dúvida | Como Conferir Cálculo PMZ Partir Entrada Nota Fiscal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pr 9, 2018 10:55:06 AM</text:p>
          </table:table-cell>
          <table:table-cell office:value-type="string" calcext:value-type="string">
            <text:p>Apr 9, 2018 12:00:15 PM</text:p>
          </table:table-cell>
          <table:table-cell office:value-type="string" calcext:value-type="string">
            <text:p>Apr 10, 2018 1:47:48 PM</text:p>
          </table:table-cell>
          <table:table-cell office:value-type="string" calcext:value-type="string">
            <text:p>May 31, 2018 8:06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76" xlink:type="simple">Dúvida | Como Bloquear Produtos Entrada Nota Quantidade Divergente Coletor Dados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pr 10, 2018 10:13:57 AM</text:p>
          </table:table-cell>
          <table:table-cell office:value-type="string" calcext:value-type="string">
            <text:p>May 7, 2018 11:00:13 AM</text:p>
          </table:table-cell>
          <table:table-cell office:value-type="string" calcext:value-type="string">
            <text:p>Apr 10, 2018 1:40:09 PM</text:p>
          </table:table-cell>
          <table:table-cell office:value-type="string" calcext:value-type="string">
            <text:p>Jun 1, 2018 11:5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May 24, 2018 2:2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7" xlink:type="simple">Dúvida | Como Consultar Preços Concorrentes Pesquisa Diária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Apr 16, 2018 11:08:54 AM</text:p>
          </table:table-cell>
          <table:table-cell office:value-type="string" calcext:value-type="string">
            <text:p>Apr 16, 2018 11:28:27 AM</text:p>
          </table:table-cell>
          <table:table-cell office:value-type="string" calcext:value-type="string">
            <text:p>Apr 18, 2018 9:55:40 AM</text:p>
          </table:table-cell>
          <table:table-cell office:value-type="string" calcext:value-type="string">
            <text:p>May 27, 2018 6:4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Mar 27, 2018 11:2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Apr 25, 2018 10:31:29 A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May 22, 2018 11:29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May 23, 2018 12:21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May 16, 2018 11:24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May 23, 2018 2:05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May 23, 2018 10:2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Jun 1, 2018 10:58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May 23, 2018 9:5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May 30, 2018 12:22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1" xlink:type="simple">Atualização | Inclusão NF Modelo 67 Emitir Relatório Simples Conferência PIS COFINS Integral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Feb 2, 2018 3:26:04 PM</text:p>
          </table:table-cell>
          <table:table-cell office:value-type="string" calcext:value-type="string">
            <text:p>Feb 7, 2018 9:57:56 AM</text:p>
          </table:table-cell>
          <table:table-cell office:value-type="string" calcext:value-type="string">
            <text:p>Feb 6, 2018 3:41:25 PM</text:p>
          </table:table-cell>
          <table:table-cell office:value-type="string" calcext:value-type="string">
            <text:p>May 30, 2018 10:1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03" xlink:type="simple">Dúvida | Como Configurar Empresa Simples Nacional Excesso Receit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Mar 16, 2018 11:07:44 AM</text:p>
          </table:table-cell>
          <table:table-cell office:value-type="string" calcext:value-type="string">
            <text:p>Mar 20, 2018 10:24:37 AM</text:p>
          </table:table-cell>
          <table:table-cell office:value-type="string" calcext:value-type="string">
            <text:p>Mar 16, 2018 2:18:23 PM</text:p>
          </table:table-cell>
          <table:table-cell office:value-type="string" calcext:value-type="string">
            <text:p>May 28, 2018 5:01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79" xlink:type="simple">Dúvida | Como Emitir Relatório Conferência Divergência NCM Entrad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Mar 29, 2018 10:02:36 AM</text:p>
          </table:table-cell>
          <table:table-cell office:value-type="string" calcext:value-type="string">
            <text:p>Mar 29, 2018 4:18:49 PM</text:p>
          </table:table-cell>
          <table:table-cell office:value-type="string" calcext:value-type="string">
            <text:p>Mar 29, 2018 4:13:18 PM</text:p>
          </table:table-cell>
          <table:table-cell office:value-type="string" calcext:value-type="string">
            <text:p>May 26, 2018 7:4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May 23, 2018 4:1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31" xlink:type="simple">Dúvida | Como Configurar Evento R2010 Nota Fiscal Serviços Tomados REINF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May 4, 2018 9:47:31 AM</text:p>
          </table:table-cell>
          <table:table-cell office:value-type="string" calcext:value-type="string">
            <text:p>May 16, 2018 10:39:17 AM</text:p>
          </table:table-cell>
          <table:table-cell office:value-type="string" calcext:value-type="string">
            <text:p>May 4, 2018 1:25:12 PM</text:p>
          </table:table-cell>
          <table:table-cell office:value-type="string" calcext:value-type="string">
            <text:p>Jun 1, 2018 11:56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May 30, 2018 6:0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May 30, 2018 4:5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May 30, 2018 5:13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May 25, 2018 1:02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May 30, 2018 8:3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May 13, 2018 10:40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00" xlink:type="simple">Dúvida | Como Emitir Relatório Notas Canceladas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Apr 23, 2018 9:28:12 AM</text:p>
          </table:table-cell>
          <table:table-cell office:value-type="string" calcext:value-type="string">
            <text:p>Apr 25, 2018 9:51:25 AM</text:p>
          </table:table-cell>
          <table:table-cell office:value-type="string" calcext:value-type="string">
            <text:p>Apr 25, 2018 11:01:42 AM</text:p>
          </table:table-cell>
          <table:table-cell office:value-type="string" calcext:value-type="string">
            <text:p>May 24, 2018 2:5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5" xlink:type="simple">Dúvida | Como Emitir Planilha Para Pesquisa Preços Manual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pr 16, 2018 12:24:15 PM</text:p>
          </table:table-cell>
          <table:table-cell office:value-type="string" calcext:value-type="string">
            <text:p>Apr 18, 2018 1:01:49 PM</text:p>
          </table:table-cell>
          <table:table-cell office:value-type="string" calcext:value-type="string">
            <text:p>Apr 18, 2018 9:55:56 AM</text:p>
          </table:table-cell>
          <table:table-cell office:value-type="string" calcext:value-type="string">
            <text:p>May 27, 2018 4:0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Mar 18, 2018 2:0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May 12, 2018 12:32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May 12, 2018 12:56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May 18, 2018 2:52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May 23, 2018 12:2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May 30, 2018 4:3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May 28, 2018 4:49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May 23, 2018 12:02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May 1, 2018 3:0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May 24, 2018 7:2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May 30, 2018 8:40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8" xlink:type="simple">Atualização | Inclusão Pedido Clientes Aberto Relatório Reposição Estoque Modelo 01 Integral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eb 5, 2018 9:30:24 AM</text:p>
          </table:table-cell>
          <table:table-cell office:value-type="string" calcext:value-type="string">
            <text:p>Feb 7, 2018 10:45:16 AM</text:p>
          </table:table-cell>
          <table:table-cell office:value-type="string" calcext:value-type="string">
            <text:p>Feb 6, 2018 3:47:54 PM</text:p>
          </table:table-cell>
          <table:table-cell office:value-type="string" calcext:value-type="string">
            <text:p>May 24, 2018 11:4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25" xlink:type="simple">Dúvida | Como Importar Arquivo Produtos Auxiliar Modelo 04 Integral?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pr 12, 2018 1:41:44 PM</text:p>
          </table:table-cell>
          <table:table-cell office:value-type="string" calcext:value-type="string">
            <text:p>Apr 12, 2018 4:09:25 PM</text:p>
          </table:table-cell>
          <table:table-cell office:value-type="string" calcext:value-type="string">
            <text:p>Apr 12, 2018 4:13:53 PM</text:p>
          </table:table-cell>
          <table:table-cell office:value-type="string" calcext:value-type="string">
            <text:p>May 31, 2018 3:5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46" xlink:type="simple">Dúvida | Como Cadastrar Operador Caixa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eb 27, 2018 11:27:27 AM</text:p>
          </table:table-cell>
          <table:table-cell office:value-type="string" calcext:value-type="string">
            <text:p>May 4, 2018 2:08:21 PM</text:p>
          </table:table-cell>
          <table:table-cell office:value-type="string" calcext:value-type="string">
            <text:p>Mar 1, 2018 9:59:21 AM</text:p>
          </table:table-cell>
          <table:table-cell office:value-type="string" calcext:value-type="string">
            <text:p>Jun 1, 2018 11:56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Eventos+EFD+REINF+Novo+NF-e" xlink:type="simple">Manual | Enviar Eventos EFD REINF Novo NF-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May 9, 2018 11:14:09 AM</text:p>
          </table:table-cell>
          <table:table-cell office:value-type="string" calcext:value-type="string">
            <text:p>May 16, 2018 10:43:22 AM</text:p>
          </table:table-cell>
          <table:table-cell office:value-type="string" calcext:value-type="string">
            <text:p>May 9, 2018 1:15:30 PM</text:p>
          </table:table-cell>
          <table:table-cell office:value-type="string" calcext:value-type="string">
            <text:p>Jun 1, 2018 7:21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May 1, 2018 1:20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May 30, 2018 4:3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May 30, 2018 4:39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May 30, 2018 4:34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May 30, 2018 4:53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May 13, 2018 4:30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May 24, 2018 6:1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May 12, 2018 8:55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Contábil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an 24, 2018 5:09:53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May 24, 2018 10:3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1" xlink:type="simple">Dúvida | Como Acertar Preços Movimentação Integral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Feb 21, 2018 9:16:22 AM</text:p>
          </table:table-cell>
          <table:table-cell office:value-type="string" calcext:value-type="string">
            <text:p>Feb 22, 2018 9:10:04 AM</text:p>
          </table:table-cell>
          <table:table-cell office:value-type="string" calcext:value-type="string">
            <text:p>Feb 21, 2018 5:19:33 PM</text:p>
          </table:table-cell>
          <table:table-cell office:value-type="string" calcext:value-type="string">
            <text:p>May 17, 2018 11:22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4" xlink:type="simple">Dúvida | Como Importar Arquivos Pesquisa Preços Coletor Dados Para Sistema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pr 16, 2018 9:57:39 AM</text:p>
          </table:table-cell>
          <table:table-cell office:value-type="string" calcext:value-type="string">
            <text:p>Apr 16, 2018 10:20:14 AM</text:p>
          </table:table-cell>
          <table:table-cell office:value-type="string" calcext:value-type="string">
            <text:p>Apr 18, 2018 9:21:58 AM</text:p>
          </table:table-cell>
          <table:table-cell office:value-type="string" calcext:value-type="string">
            <text:p>May 26, 2018 7:5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May 30, 2018 11:2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May 23, 2018 12:22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May 30, 2018 4:52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May 30, 2018 4:52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May 30, 2018 4:53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May 30, 2018 4:5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May 12, 2018 11:10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May 23, 2018 2:31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May 23, 2018 2:2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May 25, 2018 10:3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May 14, 2018 8:4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78" xlink:type="simple">Atualização | Inclusão Parâmetro Enviar Alíquota Reduzida Exportação Produto PDV Integral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Feb 5, 2018 11:35:37 AM</text:p>
          </table:table-cell>
          <table:table-cell office:value-type="string" calcext:value-type="string">
            <text:p>Feb 7, 2018 11:07:51 AM</text:p>
          </table:table-cell>
          <table:table-cell office:value-type="string" calcext:value-type="string">
            <text:p>Feb 6, 2018 4:05:52 PM</text:p>
          </table:table-cell>
          <table:table-cell office:value-type="string" calcext:value-type="string">
            <text:p>May 24, 2018 11:47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65" xlink:type="simple">Dúvida | Como Incluir NF-e Entrada Devolução Emitida Cliente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eb 28, 2018 9:24:38 AM</text:p>
          </table:table-cell>
          <table:table-cell office:value-type="string" calcext:value-type="string">
            <text:p>Mar 1, 2018 9:15:28 AM</text:p>
          </table:table-cell>
          <table:table-cell office:value-type="string" calcext:value-type="string">
            <text:p>Feb 28, 2018 3:09:37 PM</text:p>
          </table:table-cell>
          <table:table-cell office:value-type="string" calcext:value-type="string">
            <text:p>May 24, 2018 11:4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May 30, 2018 2:15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97" xlink:type="simple">Dúvida | Como Incluir Evento R1000 Informações Contribuinte REINF Integral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May 11, 2018 9:10:45 AM</text:p>
          </table:table-cell>
          <table:table-cell office:value-type="string" calcext:value-type="string">
            <text:p>May 15, 2018 12:00:21 PM</text:p>
          </table:table-cell>
          <table:table-cell office:value-type="string" calcext:value-type="string">
            <text:p>May 11, 2018 10:13:58 AM</text:p>
          </table:table-cell>
          <table:table-cell office:value-type="string" calcext:value-type="string">
            <text:p>May 31, 2018 6:15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May 30, 2018 4:5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May 12, 2018 12:04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May 28, 2018 6:09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May 12, 2018 8:5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May 24, 2018 11:4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13" xlink:type="simple">Dúvida | Como Exportar Lista Pesquisa Preços Para Coletor Dados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pr 18, 2018 10:20:14 AM</text:p>
          </table:table-cell>
          <table:table-cell office:value-type="string" calcext:value-type="string">
            <text:p>Apr 18, 2018 11:59:01 AM</text:p>
          </table:table-cell>
          <table:table-cell office:value-type="string" calcext:value-type="string">
            <text:p>Apr 18, 2018 11:47:11 AM</text:p>
          </table:table-cell>
          <table:table-cell office:value-type="string" calcext:value-type="string">
            <text:p>Jun 1, 2018 11:5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May 16, 2018 11:24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May 30, 2018 5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May 30, 2018 4:3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May 30, 2018 4:37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May 30, 2018 4:53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May 30, 2018 4:53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May 18, 2018 3:0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Apr 27, 2018 8:3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May 24, 2018 12:0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May 23, 2018 6:0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36" xlink:type="simple">Dúvida | Como Configurar Cadastro Fornecedor Produtor Rural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eb 6, 2018 12:33:07 PM</text:p>
          </table:table-cell>
          <table:table-cell office:value-type="string" calcext:value-type="string">
            <text:p>Feb 6, 2018 12:54:15 PM</text:p>
          </table:table-cell>
          <table:table-cell office:value-type="string" calcext:value-type="string">
            <text:p>Feb 8, 2018 9:31:21 PM</text:p>
          </table:table-cell>
          <table:table-cell office:value-type="string" calcext:value-type="string">
            <text:p>May 29, 2018 9:0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81" xlink:type="simple">Dúvida | Como Emitir Relatório Resultados Diários IntegWeb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pr 4, 2018 10:53:51 AM</text:p>
          </table:table-cell>
          <table:table-cell office:value-type="string" calcext:value-type="string">
            <text:p>Apr 4, 2018 2:39:46 PM</text:p>
          </table:table-cell>
          <table:table-cell office:value-type="string" calcext:value-type="string">
            <text:p>Apr 5, 2018 3:03:21 PM</text:p>
          </table:table-cell>
          <table:table-cell office:value-type="string" calcext:value-type="string">
            <text:p>May 17, 2018 2:44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Apr 22, 2018 6:2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May 16, 2018 11:2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May 23, 2018 12:21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May 29, 2018 4:30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Jun 1, 2018 8:1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Apr 22, 2018 1:31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May 28, 2018 5:40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04" xlink:type="simple">Dúvida | Como Emitir Relatório Relação Estoque Modelo 40 Data Validade Produto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Apr 6, 2018 11:16:37 AM</text:p>
          </table:table-cell>
          <table:table-cell office:value-type="string" calcext:value-type="string">
            <text:p>Apr 6, 2018 11:58:09 AM</text:p>
          </table:table-cell>
          <table:table-cell office:value-type="string" calcext:value-type="string">
            <text:p>Apr 6, 2018 11:56:48 AM</text:p>
          </table:table-cell>
          <table:table-cell office:value-type="string" calcext:value-type="string">
            <text:p>May 30, 2018 6:4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0" xlink:type="simple">Dúvida | Qual Funcionalidade EAN Marcado Como Principal Novo Erp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Mar 21, 2018 3:12:01 PM</text:p>
          </table:table-cell>
          <table:table-cell office:value-type="string" calcext:value-type="string">
            <text:p>Mar 26, 2018 3:10:22 PM</text:p>
          </table:table-cell>
          <table:table-cell office:value-type="string" calcext:value-type="string">
            <text:p>Mar 26, 2018 3:03:01 PM</text:p>
          </table:table-cell>
          <table:table-cell office:value-type="string" calcext:value-type="string">
            <text:p>Jun 1, 2018 1:20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43" xlink:type="simple">Dúvida | Como Parametrizar Entrada Nota Fiscal Através Arquivo XML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ar 26, 2018 2:16:36 PM</text:p>
          </table:table-cell>
          <table:table-cell office:value-type="string" calcext:value-type="string">
            <text:p>Apr 5, 2018 11:34:17 AM</text:p>
          </table:table-cell>
          <table:table-cell office:value-type="string" calcext:value-type="string">
            <text:p>Mar 28, 2018 2:58:00 PM</text:p>
          </table:table-cell>
          <table:table-cell office:value-type="string" calcext:value-type="string">
            <text:p>May 29, 2018 3:48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9" xlink:type="simple">Dúvida | Como Emitir Relatório Contador Signatário Cadastrado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pr 13, 2018 12:35:05 PM</text:p>
          </table:table-cell>
          <table:table-cell office:value-type="string" calcext:value-type="string">
            <text:p>Apr 17, 2018 3:28:16 PM</text:p>
          </table:table-cell>
          <table:table-cell office:value-type="string" calcext:value-type="string">
            <text:p>Apr 17, 2018 3:20:34 PM</text:p>
          </table:table-cell>
          <table:table-cell office:value-type="string" calcext:value-type="string">
            <text:p>May 24, 2018 11:41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87" xlink:type="simple">Dúvida | Como Gerar Espelho MFD Frente Loja Windows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27, 2018 2:20:59 PM</text:p>
          </table:table-cell>
          <table:table-cell office:value-type="string" calcext:value-type="string">
            <text:p>Apr 27, 2018 2:57:45 PM</text:p>
          </table:table-cell>
          <table:table-cell office:value-type="string" calcext:value-type="string">
            <text:p>Apr 27, 2018 3:24:11 PM</text:p>
          </table:table-cell>
          <table:table-cell office:value-type="string" calcext:value-type="string">
            <text:p>Jun 1, 2018 11:5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May 19, 2018 1:3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May 16, 2018 11:26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May 22, 2018 1:05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May 29, 2018 5:00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May 23, 2018 6:25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May 25, 2018 9:50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May 17, 2018 2:49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May 14, 2018 2:20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May 24, 2018 10:2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May 18, 2018 6:2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May 12, 2018 8:52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97" xlink:type="simple">Dúvida | Como Liberar Arquivo Bloqueado Integração Contábil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eb 20, 2018 2:40:07 PM</text:p>
          </table:table-cell>
          <table:table-cell office:value-type="string" calcext:value-type="string">
            <text:p>Feb 20, 2018 3:24:39 PM</text:p>
          </table:table-cell>
          <table:table-cell office:value-type="string" calcext:value-type="string">
            <text:p>Feb 21, 2018 10:38:35 AM</text:p>
          </table:table-cell>
          <table:table-cell office:value-type="string" calcext:value-type="string">
            <text:p>May 24, 2018 10:38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7" xlink:type="simple">Dúvida | Como Alterar Cadastro Plano Contas Módulo Contábil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pr 10, 2018 9:24:16 AM</text:p>
          </table:table-cell>
          <table:table-cell office:value-type="string" calcext:value-type="string">
            <text:p>Apr 10, 2018 10:01:04 AM</text:p>
          </table:table-cell>
          <table:table-cell office:value-type="string" calcext:value-type="string">
            <text:p>Apr 10, 2018 1:42:24 PM</text:p>
          </table:table-cell>
          <table:table-cell office:value-type="string" calcext:value-type="string">
            <text:p>May 24, 2018 11:34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2" xlink:type="simple">Dúvida | Como Inserir Pesquisa Preços Concorrentes Após Preenchimento Lista Manual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Apr 16, 2018 11:40:04 AM</text:p>
          </table:table-cell>
          <table:table-cell office:value-type="string" calcext:value-type="string">
            <text:p>Apr 16, 2018 11:55:09 AM</text:p>
          </table:table-cell>
          <table:table-cell office:value-type="string" calcext:value-type="string">
            <text:p>Apr 18, 2018 9:58:00 AM</text:p>
          </table:table-cell>
          <table:table-cell office:value-type="string" calcext:value-type="string">
            <text:p>Jun 1, 2018 11:09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May 23, 2018 6:3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May 30, 2018 4:35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May 12, 2018 11:2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12" xlink:type="simple">Manual | Cadastrar Central Negócios Novo Central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eb 7, 2018 12:44:08 PM</text:p>
          </table:table-cell>
          <table:table-cell office:value-type="string" calcext:value-type="string">
            <text:p>Feb 16, 2018 11:34:00 AM</text:p>
          </table:table-cell>
          <table:table-cell office:value-type="string" calcext:value-type="string">
            <text:p>Feb 16, 2018 10:32:12 AM</text:p>
          </table:table-cell>
          <table:table-cell office:value-type="string" calcext:value-type="string">
            <text:p>May 23, 2018 4:00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99" xlink:type="simple">Dúvida | Como Funciona Preço Venda Tabela Preços Iguais Novo Erp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r 14, 2018 9:27:48 AM</text:p>
          </table:table-cell>
          <table:table-cell office:value-type="string" calcext:value-type="string">
            <text:p>Mar 26, 2018 2:51:32 PM</text:p>
          </table:table-cell>
          <table:table-cell office:value-type="string" calcext:value-type="string">
            <text:p>Mar 26, 2018 9:40:51 AM</text:p>
          </table:table-cell>
          <table:table-cell office:value-type="string" calcext:value-type="string">
            <text:p>May 28, 2018 2:3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80" xlink:type="simple">Dúvida | Como Emitir Relatório Débito Fornecedor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r 19, 2018 11:35:56 AM</text:p>
          </table:table-cell>
          <table:table-cell office:value-type="string" calcext:value-type="string">
            <text:p>Mar 19, 2018 2:24:22 PM</text:p>
          </table:table-cell>
          <table:table-cell office:value-type="string" calcext:value-type="string">
            <text:p>Mar 19, 2018 4:06:55 PM</text:p>
          </table:table-cell>
          <table:table-cell office:value-type="string" calcext:value-type="string">
            <text:p>May 29, 2018 3:3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95" xlink:type="simple">Dúvida | Como Consultar Débito Fornecedor Pedido Compra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r 19, 2018 2:40:24 PM</text:p>
          </table:table-cell>
          <table:table-cell office:value-type="string" calcext:value-type="string">
            <text:p>Mar 19, 2018 3:30:26 PM</text:p>
          </table:table-cell>
          <table:table-cell office:value-type="string" calcext:value-type="string">
            <text:p>Mar 19, 2018 4:05:55 PM</text:p>
          </table:table-cell>
          <table:table-cell office:value-type="string" calcext:value-type="string">
            <text:p>May 12, 2018 1:10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May 30, 2018 4:36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May 30, 2018 4:53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May 30, 2018 4:52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May 25, 2018 12:4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Apr 24, 2018 10:02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May 21, 2018 1:4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Jun 1, 2018 9:46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May 29, 2018 5:12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5" xlink:type="simple">Dúvida | Como Emitir Relatório Clientes Inadimplentes Modelo 15 Integral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Feb 21, 2018 2:05:59 PM</text:p>
          </table:table-cell>
          <table:table-cell office:value-type="string" calcext:value-type="string">
            <text:p>Feb 28, 2018 11:19:21 AM</text:p>
          </table:table-cell>
          <table:table-cell office:value-type="string" calcext:value-type="string">
            <text:p>Feb 22, 2018 5:45:20 PM</text:p>
          </table:table-cell>
          <table:table-cell office:value-type="string" calcext:value-type="string">
            <text:p>May 12, 2018 8:4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62" xlink:type="simple">Dúvida | Como Filtrar Itens Novos Rotina Ajuste Itens SPED EFD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ar 5, 2018 9:28:24 AM</text:p>
          </table:table-cell>
          <table:table-cell office:value-type="string" calcext:value-type="string">
            <text:p>Apr 3, 2018 3:29:37 PM</text:p>
          </table:table-cell>
          <table:table-cell office:value-type="string" calcext:value-type="string">
            <text:p>Mar 8, 2018 2:49:43 PM</text:p>
          </table:table-cell>
          <table:table-cell office:value-type="string" calcext:value-type="string">
            <text:p>May 31, 2018 12:02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May 30, 2018 4:37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May 22, 2018 7:09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May 31, 2018 4:15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May 25, 2018 12:39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May 12, 2018 11:1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May 21, 2018 11:5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May 24, 2018 4:4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Jun 1, 2018 8:20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14" xlink:type="simple">Dúvida | Como Realizar Exportação Proposta Integral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Feb 14, 2018 2:12:44 PM</text:p>
          </table:table-cell>
          <table:table-cell office:value-type="string" calcext:value-type="string">
            <text:p>Mar 16, 2018 3:10:50 PM</text:p>
          </table:table-cell>
          <table:table-cell office:value-type="string" calcext:value-type="string">
            <text:p>Feb 17, 2018 12:24:46 PM</text:p>
          </table:table-cell>
          <table:table-cell office:value-type="string" calcext:value-type="string">
            <text:p>May 23, 2018 11:23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92" xlink:type="simple">Dúvida | Como Exibir Código Ajustes Emissão Relatório Rotina Ajuste Itens Sistema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ar 5, 2018 2:03:48 PM</text:p>
          </table:table-cell>
          <table:table-cell office:value-type="string" calcext:value-type="string">
            <text:p>Apr 3, 2018 3:50:27 PM</text:p>
          </table:table-cell>
          <table:table-cell office:value-type="string" calcext:value-type="string">
            <text:p>Mar 8, 2018 2:50:36 PM</text:p>
          </table:table-cell>
          <table:table-cell office:value-type="string" calcext:value-type="string">
            <text:p>May 31, 2018 12:04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57" xlink:type="simple">Dúvida | Como Configurar Linha Tipo 34 35 DAPI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ar 9, 2018 11:35:35 AM</text:p>
          </table:table-cell>
          <table:table-cell office:value-type="string" calcext:value-type="string">
            <text:p>Mar 9, 2018 12:53:25 PM</text:p>
          </table:table-cell>
          <table:table-cell office:value-type="string" calcext:value-type="string">
            <text:p>Mar 9, 2018 2:28:20 PM</text:p>
          </table:table-cell>
          <table:table-cell office:value-type="string" calcext:value-type="string">
            <text:p>May 22, 2018 11:0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78" xlink:type="simple">Dúvida | Como Emitir Nota Venda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ar 15, 2018 1:25:14 PM</text:p>
          </table:table-cell>
          <table:table-cell office:value-type="string" calcext:value-type="string">
            <text:p>Mar 15, 2018 2:59:14 PM</text:p>
          </table:table-cell>
          <table:table-cell office:value-type="string" calcext:value-type="string">
            <text:p>Mar 15, 2018 3:44:19 PM</text:p>
          </table:table-cell>
          <table:table-cell office:value-type="string" calcext:value-type="string">
            <text:p>May 24, 2018 2:5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10" xlink:type="simple">Dúvida | Como Emitir Relatório Contribuição Marginal Modelo 07 Descrição Grupo Subgrupo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pr 6, 2018 2:18:11 PM</text:p>
          </table:table-cell>
          <table:table-cell office:value-type="string" calcext:value-type="string">
            <text:p>Apr 6, 2018 2:59:56 PM</text:p>
          </table:table-cell>
          <table:table-cell office:value-type="string" calcext:value-type="string">
            <text:p>Apr 10, 2018 1:53:10 PM</text:p>
          </table:table-cell>
          <table:table-cell office:value-type="string" calcext:value-type="string">
            <text:p>Jun 1, 2018 2:1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48" xlink:type="simple">Dúvida | Como Gerar Valores Tributação Estadual Federal Cupom Fiscal Novo Erp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ar 21, 2018 9:43:40 AM</text:p>
          </table:table-cell>
          <table:table-cell office:value-type="string" calcext:value-type="string">
            <text:p>Apr 4, 2018 9:26:15 AM</text:p>
          </table:table-cell>
          <table:table-cell office:value-type="string" calcext:value-type="string">
            <text:p>Mar 26, 2018 2:51:45 PM</text:p>
          </table:table-cell>
          <table:table-cell office:value-type="string" calcext:value-type="string">
            <text:p>May 23, 2018 10:47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73" xlink:type="simple">Dúvida | Como Emitir Relatório Histórico Contábil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Apr 13, 2018 2:28:47 PM</text:p>
          </table:table-cell>
          <table:table-cell office:value-type="string" calcext:value-type="string">
            <text:p>Apr 13, 2018 3:07:10 PM</text:p>
          </table:table-cell>
          <table:table-cell office:value-type="string" calcext:value-type="string">
            <text:p>Apr 14, 2018 9:18:37 PM</text:p>
          </table:table-cell>
          <table:table-cell office:value-type="string" calcext:value-type="string">
            <text:p>May 24, 2018 10:38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May 16, 2018 11:2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May 30, 2018 4:51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May 23, 2018 12:21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May 25, 2018 1:02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May 20, 2018 9:05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May 29, 2018 10:39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54" xlink:type="simple">Dúvida | Quando Será Obrigatório Informar Motivo Novo Faturamento NF-e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eb 22, 2018 11:54:07 AM</text:p>
          </table:table-cell>
          <table:table-cell office:value-type="string" calcext:value-type="string">
            <text:p>Feb 22, 2018 2:10:27 PM</text:p>
          </table:table-cell>
          <table:table-cell office:value-type="string" calcext:value-type="string">
            <text:p>Feb 23, 2018 10:31:48 AM</text:p>
          </table:table-cell>
          <table:table-cell office:value-type="string" calcext:value-type="string">
            <text:p>May 24, 2018 11:53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74" xlink:type="simple">Dúvida | Como Alterar Produto Rotina Ajuste Itens SPED EFD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ar 5, 2018 11:02:20 AM</text:p>
          </table:table-cell>
          <table:table-cell office:value-type="string" calcext:value-type="string">
            <text:p>Apr 3, 2018 3:34:28 PM</text:p>
          </table:table-cell>
          <table:table-cell office:value-type="string" calcext:value-type="string">
            <text:p>Mar 8, 2018 2:50:13 PM</text:p>
          </table:table-cell>
          <table:table-cell office:value-type="string" calcext:value-type="string">
            <text:p>May 31, 2018 12:08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3" xlink:type="simple">Dúvida | Como Importar Carga Total Parcial Supervisor Frente Avanç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eb 26, 2018 10:22:19 AM</text:p>
          </table:table-cell>
          <table:table-cell office:value-type="string" calcext:value-type="string">
            <text:p>Feb 26, 2018 10:46:34 AM</text:p>
          </table:table-cell>
          <table:table-cell office:value-type="string" calcext:value-type="string">
            <text:p>Feb 26, 2018 4:02:13 PM</text:p>
          </table:table-cell>
          <table:table-cell office:value-type="string" calcext:value-type="string">
            <text:p>May 29, 2018 10:05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6" xlink:type="simple">Dúvida | Como Funciona Agente Desktop Linux Novo Erp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ar 13, 2018 9:56:38 AM</text:p>
          </table:table-cell>
          <table:table-cell office:value-type="string" calcext:value-type="string">
            <text:p>Mar 22, 2018 1:41:59 PM</text:p>
          </table:table-cell>
          <table:table-cell office:value-type="string" calcext:value-type="string">
            <text:p>Mar 26, 2018 9:00:53 AM</text:p>
          </table:table-cell>
          <table:table-cell office:value-type="string" calcext:value-type="string">
            <text:p>May 31, 2018 8:4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12" xlink:type="simple">Dúvida | Como Gerar Registro C113 Notas Fiscais Entrada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pr 11, 2018 11:12:59 AM</text:p>
          </table:table-cell>
          <table:table-cell office:value-type="string" calcext:value-type="string">
            <text:p>Apr 12, 2018 11:09:39 AM</text:p>
          </table:table-cell>
          <table:table-cell office:value-type="string" calcext:value-type="string">
            <text:p>Apr 12, 2018 8:17:57 AM</text:p>
          </table:table-cell>
          <table:table-cell office:value-type="string" calcext:value-type="string">
            <text:p>May 20, 2018 7:4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Apr 22, 2018 1:16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May 26, 2018 4:13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May 30, 2018 4:5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May 25, 2018 1:0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May 30, 2018 10:1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May 25, 2018 1:02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May 10, 2018 8:55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Mar 8, 2018 11:58:25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Mar 8, 2018 11:5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2" xlink:type="simple">Dúvida | Como Emitir Relatório Livro Fiscal Entrada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eb 19, 2018 10:47:51 AM</text:p>
          </table:table-cell>
          <table:table-cell office:value-type="string" calcext:value-type="string">
            <text:p>Feb 19, 2018 12:59:04 PM</text:p>
          </table:table-cell>
          <table:table-cell office:value-type="string" calcext:value-type="string">
            <text:p>Feb 19, 2018 12:10:36 PM</text:p>
          </table:table-cell>
          <table:table-cell office:value-type="string" calcext:value-type="string">
            <text:p>Jun 1, 2018 11:2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9" xlink:type="simple">Dúvida | Como Configurar Emissão Livro Fiscal Entrada Saída PDF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eb 19, 2018 11:50:11 AM</text:p>
          </table:table-cell>
          <table:table-cell office:value-type="string" calcext:value-type="string">
            <text:p>Feb 19, 2018 2:58:51 PM</text:p>
          </table:table-cell>
          <table:table-cell office:value-type="string" calcext:value-type="string">
            <text:p>Feb 19, 2018 12:09:55 PM</text:p>
          </table:table-cell>
          <table:table-cell office:value-type="string" calcext:value-type="string">
            <text:p>May 24, 2018 11:4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59" xlink:type="simple">Dúvida | Como Realizar Abertura Novo Exercício Contábil Automático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r 2, 2018 3:56:25 PM</text:p>
          </table:table-cell>
          <table:table-cell office:value-type="string" calcext:value-type="string">
            <text:p>Mar 23, 2018 2:36:07 PM</text:p>
          </table:table-cell>
          <table:table-cell office:value-type="string" calcext:value-type="string">
            <text:p>Mar 7, 2018 8:50:45 AM</text:p>
          </table:table-cell>
          <table:table-cell office:value-type="string" calcext:value-type="string">
            <text:p>May 26, 2018 4:00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0" xlink:type="simple">Dúvida | Como Funciona Bloco Notas Novo Erp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r 13, 2018 3:04:07 PM</text:p>
          </table:table-cell>
          <table:table-cell office:value-type="string" calcext:value-type="string">
            <text:p>Mar 26, 2018 9:04:24 AM</text:p>
          </table:table-cell>
          <table:table-cell office:value-type="string" calcext:value-type="string">
            <text:p>Mar 26, 2018 9:02:52 AM</text:p>
          </table:table-cell>
          <table:table-cell office:value-type="string" calcext:value-type="string">
            <text:p>May 12, 2018 8:48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95" xlink:type="simple">Dúvida | Como Emitir Relatório Resultados Período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r 5, 2018 10:49:24 AM</text:p>
          </table:table-cell>
          <table:table-cell office:value-type="string" calcext:value-type="string">
            <text:p>Apr 5, 2018 2:31:27 PM</text:p>
          </table:table-cell>
          <table:table-cell office:value-type="string" calcext:value-type="string">
            <text:p>Apr 5, 2018 3:02:23 PM</text:p>
          </table:table-cell>
          <table:table-cell office:value-type="string" calcext:value-type="string">
            <text:p>May 17, 2018 3:30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46" xlink:type="simple">Dúvida | Como Resolver Problemas Impressão Contas DRE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pr 3, 2018 2:39:37 PM</text:p>
          </table:table-cell>
          <table:table-cell office:value-type="string" calcext:value-type="string">
            <text:p>Apr 4, 2018 10:31:38 AM</text:p>
          </table:table-cell>
          <table:table-cell office:value-type="string" calcext:value-type="string">
            <text:p>Apr 5, 2018 9:30:22 AM</text:p>
          </table:table-cell>
          <table:table-cell office:value-type="string" calcext:value-type="string">
            <text:p>May 30, 2018 2:45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7" xlink:type="simple">Dúvida | Quando NCM Obrigatório Movimentação Fiscal Novo Erp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r 22, 2018 9:47:07 AM</text:p>
          </table:table-cell>
          <table:table-cell office:value-type="string" calcext:value-type="string">
            <text:p>Apr 4, 2018 9:38:38 AM</text:p>
          </table:table-cell>
          <table:table-cell office:value-type="string" calcext:value-type="string">
            <text:p>Mar 26, 2018 3:10:43 PM</text:p>
          </table:table-cell>
          <table:table-cell office:value-type="string" calcext:value-type="string">
            <text:p>May 27, 2018 6:26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2" xlink:type="simple">Dúvida | Quais Bancos Estão Homologados Para Pagamento Escritural Fornecedores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pr 23, 2018 12:52:02 PM</text:p>
          </table:table-cell>
          <table:table-cell office:value-type="string" calcext:value-type="string">
            <text:p>Apr 23, 2018 12:58:41 PM</text:p>
          </table:table-cell>
          <table:table-cell office:value-type="string" calcext:value-type="string">
            <text:p>Apr 23, 2018 12:59:21 PM</text:p>
          </table:table-cell>
          <table:table-cell office:value-type="string" calcext:value-type="string">
            <text:p>May 19, 2018 1:37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32" xlink:type="simple">Dúvida | Como Configurar Parâmetro Zero Para Emissão NFe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pr 24, 2018 9:49:12 AM</text:p>
          </table:table-cell>
          <table:table-cell office:value-type="string" calcext:value-type="string">
            <text:p>Apr 24, 2018 11:27:12 AM</text:p>
          </table:table-cell>
          <table:table-cell office:value-type="string" calcext:value-type="string">
            <text:p>Apr 24, 2018 11:54:54 AM</text:p>
          </table:table-cell>
          <table:table-cell office:value-type="string" calcext:value-type="string">
            <text:p>Jun 1, 2018 11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17" xlink:type="simple">Dúvida | Como Alterar Evento R1000 Informações Contribuinte REINF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May 11, 2018 10:00:47 AM</text:p>
          </table:table-cell>
          <table:table-cell office:value-type="string" calcext:value-type="string">
            <text:p>May 11, 2018 11:28:08 AM</text:p>
          </table:table-cell>
          <table:table-cell office:value-type="string" calcext:value-type="string">
            <text:p>May 12, 2018 7:11:35 AM</text:p>
          </table:table-cell>
          <table:table-cell office:value-type="string" calcext:value-type="string">
            <text:p>Jun 1, 2018 2:5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May 23, 2018 12:21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May 23, 2018 12:38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May 23, 2018 12:21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May 28, 2018 9:56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May 24, 2018 1:38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May 30, 2018 4:36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May 16, 2018 11:19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May 23, 2018 6:50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May 24, 2018 12:2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May 25, 2018 12:41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May 12, 2018 11:45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May 24, 2018 10:2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May 12, 2018 11:45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May 12, 2018 11:2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May 21, 2018 5:33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8" xlink:type="simple">Dúvida | Como Emitir Relatório Balancetes Módulo Contábil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r 2, 2018 12:59:17 PM</text:p>
          </table:table-cell>
          <table:table-cell office:value-type="string" calcext:value-type="string">
            <text:p>Mar 7, 2018 3:52:36 PM</text:p>
          </table:table-cell>
          <table:table-cell office:value-type="string" calcext:value-type="string">
            <text:p>Mar 7, 2018 8:48:27 AM</text:p>
          </table:table-cell>
          <table:table-cell office:value-type="string" calcext:value-type="string">
            <text:p>May 27, 2018 2:0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9" xlink:type="simple">Dúvida | Como Atualizar Preços Tabela Atacado Pela Entrada Not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r 12, 2018 10:50:38 AM</text:p>
          </table:table-cell>
          <table:table-cell office:value-type="string" calcext:value-type="string">
            <text:p>Mar 14, 2018 9:10:42 AM</text:p>
          </table:table-cell>
          <table:table-cell office:value-type="string" calcext:value-type="string">
            <text:p>Mar 13, 2018 4:20:58 PM</text:p>
          </table:table-cell>
          <table:table-cell office:value-type="string" calcext:value-type="string">
            <text:p>May 26, 2018 10:1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May 30, 2018 11:14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May 19, 2018 5:33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May 21, 2018 10:09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May 21, 2018 4:38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May 24, 2018 10:11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May 19, 2018 7:23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May 12, 2018 8:5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4" xlink:type="simple">Manual | Consultar Histórico Itens Novo Cent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b 15, 2018 12:33:41 PM</text:p>
          </table:table-cell>
          <table:table-cell office:value-type="string" calcext:value-type="string">
            <text:p>Feb 16, 2018 12:58:31 PM</text:p>
          </table:table-cell>
          <table:table-cell office:value-type="string" calcext:value-type="string">
            <text:p>Feb 16, 2018 11:30:02 AM</text:p>
          </table:table-cell>
          <table:table-cell office:value-type="string" calcext:value-type="string">
            <text:p>May 18, 2018 1:34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38" xlink:type="simple">Atualização | Liberação CFOP 5253 Revenda Energia Elétrica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eb 2, 2018 11:45:18 AM</text:p>
          </table:table-cell>
          <table:table-cell office:value-type="string" calcext:value-type="string">
            <text:p>Feb 5, 2018 9:37:27 AM</text:p>
          </table:table-cell>
          <table:table-cell office:value-type="string" calcext:value-type="string">
            <text:p>Feb 6, 2018 3:39:05 PM</text:p>
          </table:table-cell>
          <table:table-cell office:value-type="string" calcext:value-type="string">
            <text:p>Jun 1, 2018 12:27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8" xlink:type="simple">Dúvida | Como Realizar Importação Proposta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b 14, 2018 5:14:53 PM</text:p>
          </table:table-cell>
          <table:table-cell office:value-type="string" calcext:value-type="string">
            <text:p>Mar 16, 2018 3:53:02 PM</text:p>
          </table:table-cell>
          <table:table-cell office:value-type="string" calcext:value-type="string">
            <text:p>Feb 17, 2018 12:24:29 PM</text:p>
          </table:table-cell>
          <table:table-cell office:value-type="string" calcext:value-type="string">
            <text:p>May 14, 2018 8:4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6" xlink:type="simple">Dúvida | Como Cadastrar Impressora Fiscal Supervisor Frente Avanç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Feb 21, 2018 10:05:54 AM</text:p>
          </table:table-cell>
          <table:table-cell office:value-type="string" calcext:value-type="string">
            <text:p>Feb 22, 2018 2:52:12 PM</text:p>
          </table:table-cell>
          <table:table-cell office:value-type="string" calcext:value-type="string">
            <text:p>Feb 21, 2018 5:19:26 PM</text:p>
          </table:table-cell>
          <table:table-cell office:value-type="string" calcext:value-type="string">
            <text:p>May 30, 2018 8:40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84" xlink:type="simple">Dúvida | Como Excluir Nota Fiscal Rotina Ajuste Itens SPED EFD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r 5, 2018 11:32:23 AM</text:p>
          </table:table-cell>
          <table:table-cell office:value-type="string" calcext:value-type="string">
            <text:p>Apr 3, 2018 3:40:23 PM</text:p>
          </table:table-cell>
          <table:table-cell office:value-type="string" calcext:value-type="string">
            <text:p>Mar 8, 2018 8:30:22 PM</text:p>
          </table:table-cell>
          <table:table-cell office:value-type="string" calcext:value-type="string">
            <text:p>May 26, 2018 8:43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93" xlink:type="simple">Dúvida | Como Corrigir Descrição Cadastro Fornecedor Diferente SPED EFD Contribuições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Apr 30, 2018 9:14:34 AM</text:p>
          </table:table-cell>
          <table:table-cell office:value-type="string" calcext:value-type="string">
            <text:p>Apr 30, 2018 9:45:54 AM</text:p>
          </table:table-cell>
          <table:table-cell office:value-type="string" calcext:value-type="string">
            <text:p>Apr 30, 2018 10:30:57 AM</text:p>
          </table:table-cell>
          <table:table-cell office:value-type="string" calcext:value-type="string">
            <text:p>Jun 1, 2018 11:5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May 23, 2018 12:22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May 30, 2018 12:2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May 23, 2018 7:16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May 23, 2018 1:25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May 13, 2018 5:03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May 28, 2018 3:01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May 12, 2018 1:12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84" xlink:type="simple">Dúvida | Como Cadastrar Filial Módulo Contábil Integral?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Feb 28, 2018 11:47:57 AM</text:p>
          </table:table-cell>
          <table:table-cell office:value-type="string" calcext:value-type="string">
            <text:p>Mar 7, 2018 11:28:01 AM</text:p>
          </table:table-cell>
          <table:table-cell office:value-type="string" calcext:value-type="string">
            <text:p>Feb 28, 2018 7:38:35 PM</text:p>
          </table:table-cell>
          <table:table-cell office:value-type="string" calcext:value-type="string">
            <text:p>May 24, 2018 5:2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91" xlink:type="simple">Dúvida | Como Cadastrar Parâmetro Geral Módulo Contábil Integral?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Feb 28, 2018 2:18:11 PM</text:p>
          </table:table-cell>
          <table:table-cell office:value-type="string" calcext:value-type="string">
            <text:p>Feb 28, 2018 3:29:40 PM</text:p>
          </table:table-cell>
          <table:table-cell office:value-type="string" calcext:value-type="string">
            <text:p>Feb 28, 2018 7:39:37 PM</text:p>
          </table:table-cell>
          <table:table-cell office:value-type="string" calcext:value-type="string">
            <text:p>May 24, 2018 11:34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84" xlink:type="simple">Dúvida | Como Realizar Cadastro Motivo Liberação Supervisor Frente Avanç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eb 23, 2018 2:40:40 PM</text:p>
          </table:table-cell>
          <table:table-cell office:value-type="string" calcext:value-type="string">
            <text:p>Feb 26, 2018 3:58:05 PM</text:p>
          </table:table-cell>
          <table:table-cell office:value-type="string" calcext:value-type="string">
            <text:p>Feb 26, 2018 3:47:33 PM</text:p>
          </table:table-cell>
          <table:table-cell office:value-type="string" calcext:value-type="string">
            <text:p>May 18, 2018 10:3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0" xlink:type="simple">Dúvida | Como Configurar Prazo Fixo Para Pedidos Fornecedor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r 9, 2018 2:35:46 PM</text:p>
          </table:table-cell>
          <table:table-cell office:value-type="string" calcext:value-type="string">
            <text:p>Apr 9, 2018 2:58:34 PM</text:p>
          </table:table-cell>
          <table:table-cell office:value-type="string" calcext:value-type="string">
            <text:p>Apr 10, 2018 1:46:31 PM</text:p>
          </table:table-cell>
          <table:table-cell office:value-type="string" calcext:value-type="string">
            <text:p>May 29, 2018 9:03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55" xlink:type="simple">Dúvida | Como Incluir Evento R2010 Serviços Tomados REINF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May 21, 2018 2:18:25 PM</text:p>
          </table:table-cell>
          <table:table-cell office:value-type="string" calcext:value-type="string">
            <text:p>May 29, 2018 11:21:55 AM</text:p>
          </table:table-cell>
          <table:table-cell office:value-type="string" calcext:value-type="string">
            <text:p>May 21, 2018 4:18:57 PM</text:p>
          </table:table-cell>
          <table:table-cell office:value-type="string" calcext:value-type="string">
            <text:p>May 30, 2018 3:57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May 30, 2018 4:36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May 20, 2018 12:51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May 16, 2018 5:4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May 24, 2018 2:51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May 24, 2018 7:29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9" xlink:type="simple">Dúvida | Como Consultar Log Transação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eb 15, 2018 3:03:58 PM</text:p>
          </table:table-cell>
          <table:table-cell office:value-type="string" calcext:value-type="string">
            <text:p>Mar 16, 2018 4:06:40 PM</text:p>
          </table:table-cell>
          <table:table-cell office:value-type="string" calcext:value-type="string">
            <text:p>Feb 17, 2018 12:25:23 PM</text:p>
          </table:table-cell>
          <table:table-cell office:value-type="string" calcext:value-type="string">
            <text:p>May 23, 2018 9:5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85" xlink:type="simple">Manual | Visualizar Dashboard Central Negócios Novo Cent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eb 8, 2018 3:17:21 PM</text:p>
          </table:table-cell>
          <table:table-cell office:value-type="string" calcext:value-type="string">
            <text:p>Feb 16, 2018 10:47:02 AM</text:p>
          </table:table-cell>
          <table:table-cell office:value-type="string" calcext:value-type="string">
            <text:p>Feb 16, 2018 10:15:44 AM</text:p>
          </table:table-cell>
          <table:table-cell office:value-type="string" calcext:value-type="string">
            <text:p>May 12, 2018 8:5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91" xlink:type="simple">Dúvida | Como Permitir Alterar Preço Quantidade Quando Informado Pedido Entrada Nota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r 12, 2018 10:59:00 AM</text:p>
          </table:table-cell>
          <table:table-cell office:value-type="string" calcext:value-type="string">
            <text:p>Mar 12, 2018 11:24:23 AM</text:p>
          </table:table-cell>
          <table:table-cell office:value-type="string" calcext:value-type="string">
            <text:p>Mar 13, 2018 4:21:00 PM</text:p>
          </table:table-cell>
          <table:table-cell office:value-type="string" calcext:value-type="string">
            <text:p>May 20, 2018 9:1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0" xlink:type="simple">Dúvida | Como Emitir Relatório Contador Signatário Cadastrado Integral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Apr 13, 2018 10:55:58 AM</text:p>
          </table:table-cell>
          <table:table-cell office:value-type="string" calcext:value-type="string">
            <text:p>Apr 13, 2018 2:23:31 PM</text:p>
          </table:table-cell>
          <table:table-cell office:value-type="string" calcext:value-type="string">
            <text:p>Apr 17, 2018 3:20:10 PM</text:p>
          </table:table-cell>
          <table:table-cell office:value-type="string" calcext:value-type="string">
            <text:p>May 24, 2018 11:4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May 25, 2018 1:02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May 29, 2018 3:19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May 11, 2018 3:55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Apr 26, 2018 6:5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May 8, 2018 1:22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Feb 5, 2018 9:36:47 AM</text:p>
          </table:table-cell>
          <table:table-cell office:value-type="string" calcext:value-type="string">
            <text:p>Feb 6, 2018 3:31:42 PM</text:p>
          </table:table-cell>
          <table:table-cell office:value-type="string" calcext:value-type="string">
            <text:p>May 24, 2018 11:43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office:value-type="string" calcext:value-type="string">
            <text:p>Mar 14, 2018 4:29:46 PM</text:p>
          </table:table-cell>
          <table:table-cell office:value-type="string" calcext:value-type="string">
            <text:p>Jun 1, 2018 11:33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office:value-type="string" calcext:value-type="string">
            <text:p>Mar 14, 2018 4:29:47 PM</text:p>
          </table:table-cell>
          <table:table-cell office:value-type="string" calcext:value-type="string">
            <text:p>May 12, 2018 8:52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98" xlink:type="simple">Dúvida | Como Configurar Empresa Simples Nacional CRT 02 Excesso Receita Novo NF-e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r 16, 2018 10:33:43 AM</text:p>
          </table:table-cell>
          <table:table-cell office:value-type="string" calcext:value-type="string">
            <text:p>Mar 20, 2018 10:20:31 AM</text:p>
          </table:table-cell>
          <table:table-cell office:value-type="string" calcext:value-type="string">
            <text:p>Mar 16, 2018 2:23:44 PM</text:p>
          </table:table-cell>
          <table:table-cell office:value-type="string" calcext:value-type="string">
            <text:p>May 28, 2018 5:01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00" xlink:type="simple">Dúvida | Como Gerar EFD Pis Cofins Registro 0120 Escrituração Sem Dados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Mar 22, 2018 2:56:58 PM</text:p>
          </table:table-cell>
          <table:table-cell office:value-type="string" calcext:value-type="string">
            <text:p>Apr 3, 2018 3:06:40 PM</text:p>
          </table:table-cell>
          <table:table-cell office:value-type="string" calcext:value-type="string">
            <text:p>Mar 23, 2018 12:46:00 PM</text:p>
          </table:table-cell>
          <table:table-cell office:value-type="string" calcext:value-type="string">
            <text:p>May 12, 2018 8:46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35" xlink:type="simple">Dúvida | Como Imprimir Etiqueta Modelo 17 Marcando Itens Suspensos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pr 9, 2018 9:57:21 AM</text:p>
          </table:table-cell>
          <table:table-cell office:value-type="string" calcext:value-type="string">
            <text:p>Apr 9, 2018 10:30:37 AM</text:p>
          </table:table-cell>
          <table:table-cell office:value-type="string" calcext:value-type="string">
            <text:p>Apr 10, 2018 1:51:50 PM</text:p>
          </table:table-cell>
          <table:table-cell office:value-type="string" calcext:value-type="string">
            <text:p>May 24, 2018 9:4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10" xlink:type="simple">Dúvida | Como Configurar Alterar Regime Tributação Filial Novo NF-e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r 20, 2018 9:21:57 AM</text:p>
          </table:table-cell>
          <table:table-cell office:value-type="string" calcext:value-type="string">
            <text:p>Mar 20, 2018 10:09:10 AM</text:p>
          </table:table-cell>
          <table:table-cell office:value-type="string" calcext:value-type="string">
            <text:p>Mar 22, 2018 6:43:33 PM</text:p>
          </table:table-cell>
          <table:table-cell office:value-type="string" calcext:value-type="string">
            <text:p>May 29, 2018 4:16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4" xlink:type="simple">Dúvida | Como Realizar Lançamento Nota Fiscal Entrada Fornecedor Simples Nacional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pr 23, 2018 2:18:11 PM</text:p>
          </table:table-cell>
          <table:table-cell office:value-type="string" calcext:value-type="string">
            <text:p>Apr 24, 2018 2:22:35 PM</text:p>
          </table:table-cell>
          <table:table-cell office:value-type="string" calcext:value-type="string">
            <text:p>Apr 24, 2018 1:49:54 PM</text:p>
          </table:table-cell>
          <table:table-cell office:value-type="string" calcext:value-type="string">
            <text:p>May 23, 2018 8:20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May 12, 2018 10:50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Mar 18, 2018 3:2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May 12, 2018 12:20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May 25, 2018 10:37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May 31, 2018 5:21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May 11, 2018 6:2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May 12, 2018 5:2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Apr 24, 2018 8:4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0" xlink:type="simple">Dúvida | Como Configurar Alterar Regime Tributação Filial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r 19, 2018 9:41:57 AM</text:p>
          </table:table-cell>
          <table:table-cell office:value-type="string" calcext:value-type="string">
            <text:p>Mar 20, 2018 10:23:46 AM</text:p>
          </table:table-cell>
          <table:table-cell office:value-type="string" calcext:value-type="string">
            <text:p>Mar 22, 2018 8:44:59 PM</text:p>
          </table:table-cell>
          <table:table-cell office:value-type="string" calcext:value-type="string">
            <text:p>May 28, 2018 5:0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58" xlink:type="simple">Dúvida | Como Não Atualizar NCM Cadastro Produto Entrada Nota Fiscal Através XML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Mar 27, 2018 10:12:57 AM</text:p>
          </table:table-cell>
          <table:table-cell office:value-type="string" calcext:value-type="string">
            <text:p>Apr 5, 2018 11:56:54 AM</text:p>
          </table:table-cell>
          <table:table-cell office:value-type="string" calcext:value-type="string">
            <text:p>Mar 28, 2018 2:56:02 PM</text:p>
          </table:table-cell>
          <table:table-cell office:value-type="string" calcext:value-type="string">
            <text:p>May 29, 2018 3:0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23" xlink:type="simple">Dúvida | Como Gerar Campo Despesa Registro 54 Sintegra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pr 9, 2018 9:11:16 AM</text:p>
          </table:table-cell>
          <table:table-cell office:value-type="string" calcext:value-type="string">
            <text:p>Apr 9, 2018 10:44:56 AM</text:p>
          </table:table-cell>
          <table:table-cell office:value-type="string" calcext:value-type="string">
            <text:p>Apr 10, 2018 1:49:48 PM</text:p>
          </table:table-cell>
          <table:table-cell office:value-type="string" calcext:value-type="string">
            <text:p>May 12, 2018 1:1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78" xlink:type="simple">Dúvida | Como Definir Multiplicador Frente Loja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Apr 27, 2018 9:42:13 AM</text:p>
          </table:table-cell>
          <table:table-cell office:value-type="string" calcext:value-type="string">
            <text:p>Apr 27, 2018 12:05:36 PM</text:p>
          </table:table-cell>
          <table:table-cell office:value-type="string" calcext:value-type="string">
            <text:p>Apr 27, 2018 11:38:35 AM</text:p>
          </table:table-cell>
          <table:table-cell office:value-type="string" calcext:value-type="string">
            <text:p>May 21, 2018 6:47:4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cluir+Cheques+Sem+Fundo+Integral" xlink:type="simple">Manual | Incluir Cheques Sem Fundo Integral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May 7, 2018 6:45:55 AM</text:p>
          </table:table-cell>
          <table:table-cell office:value-type="string" calcext:value-type="string">
            <text:p>Jun 1, 2018 3:35:19 PM</text:p>
          </table:table-cell>
          <table:table-cell office:value-type="string" calcext:value-type="string">
            <text:p>May 14, 2018 10:37:11 PM</text:p>
          </table:table-cell>
          <table:table-cell office:value-type="string" calcext:value-type="string">
            <text:p>Jun 1, 2018 3:34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May 16, 2018 11:24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May 30, 2018 4:52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May 30, 2018 8:3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May 12, 2018 10:56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May 1, 2018 1:21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Apr 22, 2018 4:25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May 25, 2018 8:5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May 27, 2018 8:33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May 16, 2018 2:07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1" xlink:type="simple">Manual | Digitar Pré Pedido Compra Associado Novo Cent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eb 14, 2018 3:20:21 PM</text:p>
          </table:table-cell>
          <table:table-cell office:value-type="string" calcext:value-type="string">
            <text:p>Feb 16, 2018 9:06:20 AM</text:p>
          </table:table-cell>
          <table:table-cell office:value-type="string" calcext:value-type="string">
            <text:p>Feb 17, 2018 12:25:02 PM</text:p>
          </table:table-cell>
          <table:table-cell office:value-type="string" calcext:value-type="string">
            <text:p>May 21, 2018 11:18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64" xlink:type="simple">Dúvida | Como Cadastrar Tributações ECF's Supervisor Frente Avanç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eb 22, 2018 2:46:10 PM</text:p>
          </table:table-cell>
          <table:table-cell office:value-type="string" calcext:value-type="string">
            <text:p>Feb 22, 2018 3:20:39 PM</text:p>
          </table:table-cell>
          <table:table-cell office:value-type="string" calcext:value-type="string">
            <text:p>Feb 23, 2018 9:18:13 AM</text:p>
          </table:table-cell>
          <table:table-cell office:value-type="string" calcext:value-type="string">
            <text:p>May 12, 2018 1:09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3" xlink:type="simple">Dúvida | Como Solucionar Rejeição 471 Quando Informado NCM 00 Indevidamente Novo NF-e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r 12, 2018 9:06:49 AM</text:p>
          </table:table-cell>
          <table:table-cell office:value-type="string" calcext:value-type="string">
            <text:p>Mar 12, 2018 2:39:02 PM</text:p>
          </table:table-cell>
          <table:table-cell office:value-type="string" calcext:value-type="string">
            <text:p>Mar 12, 2018 9:33:19 AM</text:p>
          </table:table-cell>
          <table:table-cell office:value-type="string" calcext:value-type="string">
            <text:p>May 20, 2018 11:43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76" xlink:type="simple">Dúvida | Como Configurar Origem Produto Mercadoria Constante Estoque Novo Erp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ar 7, 2018 10:56:44 AM</text:p>
          </table:table-cell>
          <table:table-cell office:value-type="string" calcext:value-type="string">
            <text:p>Mar 21, 2018 9:40:34 AM</text:p>
          </table:table-cell>
          <table:table-cell office:value-type="string" calcext:value-type="string">
            <text:p>Mar 7, 2018 3:26:16 PM</text:p>
          </table:table-cell>
          <table:table-cell office:value-type="string" calcext:value-type="string">
            <text:p>Jun 1, 2018 10:39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391" xlink:type="simple">Manual | Mensagens Automáticas Para Usuários Integ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May 29, 2018 9:20:10 AM</text:p>
          </table:table-cell>
          <table:table-cell office:value-type="string" calcext:value-type="string">
            <text:p>Jun 1, 2018 12:00:47 PM</text:p>
          </table:table-cell>
          <table:table-cell office:value-type="string" calcext:value-type="string">
            <text:p>May 29, 2018 10:38:38 AM</text:p>
          </table:table-cell>
          <table:table-cell office:value-type="string" calcext:value-type="string">
            <text:p>Jun 1, 2018 2:18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Apr 26, 2018 4:4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May 12, 2018 12:24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May 12, 2018 11:36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25" xlink:type="simple">Dúvida | Como Cadastrar Parâmetros Grupos Módulo Contábil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r 2, 2018 9:27:30 AM</text:p>
          </table:table-cell>
          <table:table-cell office:value-type="string" calcext:value-type="string">
            <text:p>Mar 2, 2018 9:59:07 AM</text:p>
          </table:table-cell>
          <table:table-cell office:value-type="string" calcext:value-type="string">
            <text:p>Mar 6, 2018 2:18:09 PM</text:p>
          </table:table-cell>
          <table:table-cell office:value-type="string" calcext:value-type="string">
            <text:p>May 24, 2018 11:34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0" xlink:type="simple">Dúvida | Como Emitir Relatório Filiais Cadastradas Módulo Contábil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r 2, 2018 11:44:02 AM</text:p>
          </table:table-cell>
          <table:table-cell office:value-type="string" calcext:value-type="string">
            <text:p>Mar 2, 2018 12:16:53 PM</text:p>
          </table:table-cell>
          <table:table-cell office:value-type="string" calcext:value-type="string">
            <text:p>Mar 7, 2018 8:48:18 AM</text:p>
          </table:table-cell>
          <table:table-cell office:value-type="string" calcext:value-type="string">
            <text:p>May 24, 2018 11:13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42" xlink:type="simple">Dúvida | Como Funciona Hierarquia Tributação Estadual Federal Para Emissão Nota Fiscal Novo Erp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r 9, 2018 9:17:34 AM</text:p>
          </table:table-cell>
          <table:table-cell office:value-type="string" calcext:value-type="string">
            <text:p>Apr 2, 2018 8:59:17 AM</text:p>
          </table:table-cell>
          <table:table-cell office:value-type="string" calcext:value-type="string">
            <text:p>Apr 2, 2018 12:10:49 PM</text:p>
          </table:table-cell>
          <table:table-cell office:value-type="string" calcext:value-type="string">
            <text:p>May 26, 2018 1:4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58" xlink:type="simple">Dúvida | Como Enviar Itens Código Baixa Arquivo SVT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pr 25, 2018 10:39:43 AM</text:p>
          </table:table-cell>
          <table:table-cell office:value-type="string" calcext:value-type="string">
            <text:p>Apr 25, 2018 10:55:57 AM</text:p>
          </table:table-cell>
          <table:table-cell office:value-type="string" calcext:value-type="string">
            <text:p>Apr 26, 2018 8:34:12 AM</text:p>
          </table:table-cell>
          <table:table-cell office:value-type="string" calcext:value-type="string">
            <text:p>May 31, 2018 5:5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44" xlink:type="simple">Dúvida | Como Configurar NF-e Aba REINF Novo NF-e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May 9, 2018 10:36:34 AM</text:p>
          </table:table-cell>
          <table:table-cell office:value-type="string" calcext:value-type="string">
            <text:p>May 9, 2018 11:21:46 AM</text:p>
          </table:table-cell>
          <table:table-cell office:value-type="string" calcext:value-type="string">
            <text:p>May 9, 2018 5:36:44 PM</text:p>
          </table:table-cell>
          <table:table-cell office:value-type="string" calcext:value-type="string">
            <text:p>May 31, 2018 3:41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May 26, 2018 4:22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May 13, 2018 12:2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May 12, 2018 10:57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54" xlink:type="simple">Dúvida | Como Excluir Operadores Supervisor Frente Avanç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eb 27, 2018 12:41:19 PM</text:p>
          </table:table-cell>
          <table:table-cell office:value-type="string" calcext:value-type="string">
            <text:p>Feb 27, 2018 2:38:49 PM</text:p>
          </table:table-cell>
          <table:table-cell office:value-type="string" calcext:value-type="string">
            <text:p>Mar 1, 2018 9:59:25 AM</text:p>
          </table:table-cell>
          <table:table-cell office:value-type="string" calcext:value-type="string">
            <text:p>May 12, 2018 8:51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26" xlink:type="simple">Dúvida | Como Emitir Nota Fiscal Partir Pedido Venda Novo Erp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r 12, 2018 3:22:21 PM</text:p>
          </table:table-cell>
          <table:table-cell office:value-type="string" calcext:value-type="string">
            <text:p>Mar 21, 2018 9:21:40 AM</text:p>
          </table:table-cell>
          <table:table-cell office:value-type="string" calcext:value-type="string">
            <text:p>Apr 2, 2018 12:14:52 PM</text:p>
          </table:table-cell>
          <table:table-cell office:value-type="string" calcext:value-type="string">
            <text:p>May 28, 2018 6:59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71" xlink:type="simple">Dúvida | Como Inserir NCM Cadastro Produtos Novo Erp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r 21, 2018 12:53:38 PM</text:p>
          </table:table-cell>
          <table:table-cell office:value-type="string" calcext:value-type="string">
            <text:p>Mar 21, 2018 3:01:45 PM</text:p>
          </table:table-cell>
          <table:table-cell office:value-type="string" calcext:value-type="string">
            <text:p>Apr 2, 2018 12:19:01 PM</text:p>
          </table:table-cell>
          <table:table-cell office:value-type="string" calcext:value-type="string">
            <text:p>May 24, 2018 6:30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4" xlink:type="simple">Dúvida | Como Cadastrar TEF Novo Erp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pr 20, 2018 9:40:05 AM</text:p>
          </table:table-cell>
          <table:table-cell office:value-type="string" calcext:value-type="string">
            <text:p>Apr 20, 2018 9:59:42 AM</text:p>
          </table:table-cell>
          <table:table-cell office:value-type="string" calcext:value-type="string">
            <text:p>Apr 23, 2018 9:06:52 AM</text:p>
          </table:table-cell>
          <table:table-cell office:value-type="string" calcext:value-type="string">
            <text:p>May 24, 2018 9:5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63" xlink:type="simple">Dúvida | Como Emitir Relatório Curva ABC Venda Compra Utilizando Preço Entrada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pr 25, 2018 11:08:53 AM</text:p>
          </table:table-cell>
          <table:table-cell office:value-type="string" calcext:value-type="string">
            <text:p>Apr 25, 2018 11:58:13 AM</text:p>
          </table:table-cell>
          <table:table-cell office:value-type="string" calcext:value-type="string">
            <text:p>Apr 26, 2018 8:34:36 AM</text:p>
          </table:table-cell>
          <table:table-cell office:value-type="string" calcext:value-type="string">
            <text:p>May 27, 2018 2:09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20" xlink:type="simple">Manual | Rebaixamento Preço Compra Integral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May 16, 2018 11:29:00 AM</text:p>
          </table:table-cell>
          <table:table-cell office:value-type="string" calcext:value-type="string">
            <text:p>May 23, 2018 10:07:39 AM</text:p>
          </table:table-cell>
          <table:table-cell office:value-type="string" calcext:value-type="string">
            <text:p>May 21, 2018 4:03:34 PM</text:p>
          </table:table-cell>
          <table:table-cell office:value-type="string" calcext:value-type="string">
            <text:p>Jun 1, 2018 1:26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May 29, 2018 2:21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May 29, 2018 5:14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May 13, 2018 5:11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33" xlink:type="simple">Dúvida | Como Emitir Relatório Empresas Cadastradas Módulo Contábil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r 2, 2018 10:29:41 AM</text:p>
          </table:table-cell>
          <table:table-cell office:value-type="string" calcext:value-type="string">
            <text:p>Mar 2, 2018 11:03:12 AM</text:p>
          </table:table-cell>
          <table:table-cell office:value-type="string" calcext:value-type="string">
            <text:p>Mar 7, 2018 8:48:08 AM</text:p>
          </table:table-cell>
          <table:table-cell office:value-type="string" calcext:value-type="string">
            <text:p>May 24, 2018 10:3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10" xlink:type="simple">Dúvida | Como Configurar Tributação Estadual Redução Base ICMS Novo Erp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r 8, 2018 9:37:15 AM</text:p>
          </table:table-cell>
          <table:table-cell office:value-type="string" calcext:value-type="string">
            <text:p>Mar 22, 2018 1:38:15 PM</text:p>
          </table:table-cell>
          <table:table-cell office:value-type="string" calcext:value-type="string">
            <text:p>Apr 2, 2018 12:04:16 PM</text:p>
          </table:table-cell>
          <table:table-cell office:value-type="string" calcext:value-type="string">
            <text:p>May 25, 2018 5:43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May 23, 2018 9:31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May 23, 2018 10:5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May 29, 2018 8:43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82" xlink:type="simple">Dúvida | Como Gerar Relatório Comissões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ay 10, 2018 11:05:57 AM</text:p>
          </table:table-cell>
          <table:table-cell office:value-type="string" calcext:value-type="string">
            <text:p>May 10, 2018 12:36:16 PM</text:p>
          </table:table-cell>
          <table:table-cell office:value-type="string" calcext:value-type="string">
            <text:p>May 10, 2018 12:41:18 PM</text:p>
          </table:table-cell>
          <table:table-cell office:value-type="string" calcext:value-type="string">
            <text:p>May 31, 2018 8:47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office:value-type="string" calcext:value-type="string">
            <text:p>Mar 14, 2018 4:41:50 PM</text:p>
          </table:table-cell>
          <table:table-cell office:value-type="string" calcext:value-type="string">
            <text:p>May 21, 2018 1:3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47" xlink:type="simple">Manual | Incluir Pré Pedido Avulso Associado Novo Central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eb 15, 2018 11:11:31 AM</text:p>
          </table:table-cell>
          <table:table-cell office:value-type="string" calcext:value-type="string">
            <text:p>Feb 16, 2018 9:00:18 AM</text:p>
          </table:table-cell>
          <table:table-cell office:value-type="string" calcext:value-type="string">
            <text:p>Feb 17, 2018 12:24:35 PM</text:p>
          </table:table-cell>
          <table:table-cell office:value-type="string" calcext:value-type="string">
            <text:p>May 12, 2018 8:51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50" xlink:type="simple">Dúvida | Como Identificar Diferença Valores Entre Relatório Conferência Diária Vendas Dia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ay 4, 2018 2:23:43 PM</text:p>
          </table:table-cell>
          <table:table-cell office:value-type="string" calcext:value-type="string">
            <text:p>May 4, 2018 3:58:10 PM</text:p>
          </table:table-cell>
          <table:table-cell office:value-type="string" calcext:value-type="string">
            <text:p>May 4, 2018 4:13:45 PM</text:p>
          </table:table-cell>
          <table:table-cell office:value-type="string" calcext:value-type="string">
            <text:p>Jun 1, 2018 3:27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54" xlink:type="simple">Dúvida | Como Excluir Evento R1000 Informações Contribuinte REINF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ay 11, 2018 2:13:15 PM</text:p>
          </table:table-cell>
          <table:table-cell office:value-type="string" calcext:value-type="string">
            <text:p>May 14, 2018 9:53:19 AM</text:p>
          </table:table-cell>
          <table:table-cell office:value-type="string" calcext:value-type="string">
            <text:p>May 14, 2018 10:32:37 AM</text:p>
          </table:table-cell>
          <table:table-cell office:value-type="string" calcext:value-type="string">
            <text:p>May 30, 2018 11:52:4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May 25, 2018 9:2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19" xlink:type="simple">Dúvida | Como Visualizar Vendas Por Período Novo Erp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ay 3, 2018 3:12:09 PM</text:p>
          </table:table-cell>
          <table:table-cell office:value-type="string" calcext:value-type="string">
            <text:p>May 3, 2018 4:18:01 PM</text:p>
          </table:table-cell>
          <table:table-cell office:value-type="string" calcext:value-type="string">
            <text:p>May 4, 2018 8:18:00 AM</text:p>
          </table:table-cell>
          <table:table-cell office:value-type="string" calcext:value-type="string">
            <text:p>Jun 1, 2018 11:5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34" xlink:type="simple">Dúvida | Como Cadastrar Grupo Filiais Novo NF-e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ay 9, 2018 9:34:55 AM</text:p>
          </table:table-cell>
          <table:table-cell office:value-type="string" calcext:value-type="string">
            <text:p>May 9, 2018 11:21:30 AM</text:p>
          </table:table-cell>
          <table:table-cell office:value-type="string" calcext:value-type="string">
            <text:p>May 9, 2018 5:36:11 PM</text:p>
          </table:table-cell>
          <table:table-cell office:value-type="string" calcext:value-type="string">
            <text:p>May 29, 2018 9:29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91" xlink:type="simple">Dúvida | Como Enviar Evento R2099 Fechamento Sem Movimentação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May 15, 2018 12:54:51 PM</text:p>
          </table:table-cell>
          <table:table-cell office:value-type="string" calcext:value-type="string">
            <text:p>May 17, 2018 10:24:47 AM</text:p>
          </table:table-cell>
          <table:table-cell office:value-type="string" calcext:value-type="string">
            <text:p>May 16, 2018 5:52:27 PM</text:p>
          </table:table-cell>
          <table:table-cell office:value-type="string" calcext:value-type="string">
            <text:p>May 31, 2018 10:40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42" xlink:type="simple">Atualização | Implementação Versão 6.0 ECD SPED Contábil Integral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May 24, 2018 3:34:11 PM</text:p>
          </table:table-cell>
          <table:table-cell office:value-type="string" calcext:value-type="string">
            <text:p>May 25, 2018 3:08:34 PM</text:p>
          </table:table-cell>
          <table:table-cell office:value-type="string" calcext:value-type="string">
            <text:p>May 25, 2018 3:03:41 PM</text:p>
          </table:table-cell>
          <table:table-cell office:value-type="string" calcext:value-type="string">
            <text:p>Jun 1, 2018 3:06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64" xlink:type="simple">Dúvida | Como Configurar Tributações Estaduais Produtos Destino Estados Diferentes Novo Erp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r 9, 2018 2:36:35 PM</text:p>
          </table:table-cell>
          <table:table-cell office:value-type="string" calcext:value-type="string">
            <text:p>Mar 21, 2018 9:18:48 AM</text:p>
          </table:table-cell>
          <table:table-cell office:value-type="string" calcext:value-type="string">
            <text:p>Apr 2, 2018 12:14:04 PM</text:p>
          </table:table-cell>
          <table:table-cell office:value-type="string" calcext:value-type="string">
            <text:p>May 12, 2018 8:48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92" xlink:type="simple">Dúvida | Como Parametrizar Cheque Sem Fundo Integral?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May 7, 2018 9:02:02 AM</text:p>
          </table:table-cell>
          <table:table-cell office:value-type="string" calcext:value-type="string">
            <text:p>May 7, 2018 9:42:08 AM</text:p>
          </table:table-cell>
          <table:table-cell office:value-type="string" calcext:value-type="string">
            <text:p>May 14, 2018 10:37:05 PM</text:p>
          </table:table-cell>
          <table:table-cell office:value-type="string" calcext:value-type="string">
            <text:p>May 30, 2018 11:43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20" xlink:type="simple">Dúvida | Como Adequar Rotinas Controle Validade Para Utilizar Vários Lotes Validades Integral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r 6, 2018 10:27:14 AM</text:p>
          </table:table-cell>
          <table:table-cell office:value-type="string" calcext:value-type="string">
            <text:p>May 25, 2018 3:13:12 PM</text:p>
          </table:table-cell>
          <table:table-cell office:value-type="string" calcext:value-type="string">
            <text:p>Mar 12, 2018 9:39:10 AM</text:p>
          </table:table-cell>
          <table:table-cell office:value-type="string" calcext:value-type="string">
            <text:p>May 29, 2018 8:34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8" xlink:type="simple">Dúvida | Como Funciona Parâmetro Sitef Ticket Reduzido Novo Erp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Mar 13, 2018 3:23:10 PM</text:p>
          </table:table-cell>
          <table:table-cell office:value-type="string" calcext:value-type="string">
            <text:p>Mar 13, 2018 4:21:13 PM</text:p>
          </table:table-cell>
          <table:table-cell office:value-type="string" calcext:value-type="string">
            <text:p>Mar 26, 2018 9:39:25 AM</text:p>
          </table:table-cell>
          <table:table-cell office:value-type="string" calcext:value-type="string">
            <text:p>May 12, 2018 8:48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34" xlink:type="simple">Dúvida | Como Cadastrar Contador Signatário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r 23, 2018 12:45:20 PM</text:p>
          </table:table-cell>
          <table:table-cell office:value-type="string" calcext:value-type="string">
            <text:p>Mar 23, 2018 2:19:23 PM</text:p>
          </table:table-cell>
          <table:table-cell office:value-type="string" calcext:value-type="string">
            <text:p>Mar 23, 2018 2:27:55 PM</text:p>
          </table:table-cell>
          <table:table-cell office:value-type="string" calcext:value-type="string">
            <text:p>May 24, 2018 11:4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81" xlink:type="simple">Atualização | Geração Arquivo CSV Consulta Log Transação Novo Central Integral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ay 22, 2018 11:18:27 AM</text:p>
          </table:table-cell>
          <table:table-cell office:value-type="string" calcext:value-type="string">
            <text:p>May 23, 2018 10:02:10 AM</text:p>
          </table:table-cell>
          <table:table-cell office:value-type="string" calcext:value-type="string">
            <text:p>May 23, 2018 9:11:27 AM</text:p>
          </table:table-cell>
          <table:table-cell office:value-type="string" calcext:value-type="string">
            <text:p>May 31, 2018 1:12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06" xlink:type="simple">Manual | Utilizando Reposição Automática Integ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May 23, 2018 11:32:53 AM</text:p>
          </table:table-cell>
          <table:table-cell office:value-type="string" calcext:value-type="string">
            <text:p>May 23, 2018 12:54:51 PM</text:p>
          </table:table-cell>
          <table:table-cell office:value-type="string" calcext:value-type="string">
            <text:p>May 25, 2018 2:22:32 AM</text:p>
          </table:table-cell>
          <table:table-cell office:value-type="string" calcext:value-type="string">
            <text:p>May 31, 2018 12:34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50" xlink:type="simple">Manual | Integração Multilaser Integ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y 21, 2018 11:10:34 AM</text:p>
          </table:table-cell>
          <table:table-cell office:value-type="string" calcext:value-type="string">
            <text:p>May 25, 2018 3:34:11 PM</text:p>
          </table:table-cell>
          <table:table-cell office:value-type="string" calcext:value-type="string">
            <text:p>May 21, 2018 12:45:54 PM</text:p>
          </table:table-cell>
          <table:table-cell office:value-type="string" calcext:value-type="string">
            <text:p>May 30, 2018 11:58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an 17, 2018 3:49:47 PM</text:p>
          </table:table-cell>
          <table:table-cell office:value-type="string" calcext:value-type="string">
            <text:p>Mar 14, 2018 4:07:26 PM</text:p>
          </table:table-cell>
          <table:table-cell office:value-type="string" calcext:value-type="string">
            <text:p>Apr 9, 2018 4:58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72" xlink:type="simple">Atualização | Emissão Remessa Banco Consolidado Todas Filiais Integral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May 22, 2018 9:43:30 AM</text:p>
          </table:table-cell>
          <table:table-cell office:value-type="string" calcext:value-type="string">
            <text:p>May 22, 2018 10:50:16 AM</text:p>
          </table:table-cell>
          <table:table-cell office:value-type="string" calcext:value-type="string">
            <text:p>May 23, 2018 9:11:22 AM</text:p>
          </table:table-cell>
          <table:table-cell office:value-type="string" calcext:value-type="string">
            <text:p>May 31, 2018 11:56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24" xlink:type="simple">Dúvida | Como Definir Empresa Matriz Novo NF-e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y 8, 2018 3:11:06 PM</text:p>
          </table:table-cell>
          <table:table-cell office:value-type="string" calcext:value-type="string">
            <text:p>May 9, 2018 1:25:53 PM</text:p>
          </table:table-cell>
          <table:table-cell office:value-type="string" calcext:value-type="string">
            <text:p>May 9, 2018 5:36:53 PM</text:p>
          </table:table-cell>
          <table:table-cell office:value-type="string" calcext:value-type="string">
            <text:p>May 24, 2018 3:48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15" xlink:type="simple">Atualização | Inclusão Filtro Comprador Rotina Retirar Produtos Mix Integral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May 24, 2018 9:25:55 AM</text:p>
          </table:table-cell>
          <table:table-cell office:value-type="string" calcext:value-type="string">
            <text:p>May 24, 2018 10:17:00 AM</text:p>
          </table:table-cell>
          <table:table-cell office:value-type="string" calcext:value-type="string">
            <text:p>May 24, 2018 3:01:26 PM</text:p>
          </table:table-cell>
          <table:table-cell office:value-type="string" calcext:value-type="string">
            <text:p>May 31, 2018 6:44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21" xlink:type="simple">Dúvida | Como Utilizar Parâmetro DUN-EAN Rotina Confronto XML Pedido Integral?</text:a></text:p>
          </table:table-cell>
          <table:table-cell office:value-type="float" office:value="9" calcext:value-type="float">
            <text:p>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May 24, 2018 11:12:26 AM</text:p>
          </table:table-cell>
          <table:table-cell office:value-type="string" calcext:value-type="string">
            <text:p>May 25, 2018 2:23:56 PM</text:p>
          </table:table-cell>
          <table:table-cell office:value-type="string" calcext:value-type="string">
            <text:p>May 25, 2018 11:34:06 AM</text:p>
          </table:table-cell>
          <table:table-cell office:value-type="string" calcext:value-type="string">
            <text:p>May 31, 2018 8:0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93" xlink:type="simple">Manual | Cadastro Escritório Cobrança Integral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May 7, 2018 9:02:41 AM</text:p>
          </table:table-cell>
          <table:table-cell office:value-type="string" calcext:value-type="string">
            <text:p>May 7, 2018 2:33:47 PM</text:p>
          </table:table-cell>
          <table:table-cell office:value-type="string" calcext:value-type="string">
            <text:p>May 14, 2018 10:37:19 PM</text:p>
          </table:table-cell>
          <table:table-cell office:value-type="string" calcext:value-type="string">
            <text:p>May 16, 2018 1:52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Feb 1, 2018 3:18:52 PM</text:p>
          </table:table-cell>
          <table:table-cell office:value-type="string" calcext:value-type="string">
            <text:p>Feb 1, 2018 3:18:30 PM</text:p>
          </table:table-cell>
          <table:table-cell office:value-type="string" calcext:value-type="string">
            <text:p>Mar 16, 2018 4:15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5884930" xlink:type="simple">Dúvida | Como Inserir Dados REINF NF SPED Fiscal Integral?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May 28, 2018 9:09:43 AM</text:p>
          </table:table-cell>
          <table:table-cell office:value-type="string" calcext:value-type="string">
            <text:p>May 28, 2018 4:07:28 PM</text:p>
          </table:table-cell>
          <table:table-cell office:value-type="string" calcext:value-type="string">
            <text:p>May 28, 2018 4:04:40 PM</text:p>
          </table:table-cell>
          <table:table-cell office:value-type="string" calcext:value-type="string">
            <text:p>Jun 1, 2018 8:4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385" xlink:type="simple">Dúvida | Como Cadastrar Mensagem Automática Sistema Usuário Integral?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May 28, 2018 3:23:03 PM</text:p>
          </table:table-cell>
          <table:table-cell office:value-type="string" calcext:value-type="string">
            <text:p>May 29, 2018 3:44:51 PM</text:p>
          </table:table-cell>
          <table:table-cell office:value-type="string" calcext:value-type="string">
            <text:p>May 29, 2018 10:39:03 AM</text:p>
          </table:table-cell>
          <table:table-cell office:value-type="string" calcext:value-type="string">
            <text:p>Jun 1, 2018 4:3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Mar 15, 2018 11:10:18 AM</text:p>
          </table:table-cell>
          <table:table-cell office:value-type="string" calcext:value-type="string">
            <text:p>Feb 1, 2018 4:13:50 PM</text:p>
          </table:table-cell>
          <table:table-cell office:value-type="string" calcext:value-type="string">
            <text:p>Mar 28, 2018 4:11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an 8, 2018 9:22:01 AM</text:p>
          </table:table-cell>
          <table:table-cell office:value-type="string" calcext:value-type="string">
            <text:p>Mar 14, 2018 4:09:35 PM</text:p>
          </table:table-cell>
          <table:table-cell office:value-type="string" calcext:value-type="string">
            <text:p>Apr 6, 2018 3:06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54" xlink:type="simple">Dúvida | Como Emitir Relatório Rebaixamento Preços Integral?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un 1, 2018 9:24:37 AM</text:p>
          </table:table-cell>
          <table:table-cell office:value-type="string" calcext:value-type="string">
            <text:p>Jun 1, 2018 10:04:07 AM</text:p>
          </table:table-cell>
          <table:table-cell office:value-type="string" calcext:value-type="string">
            <text:p>Jun 1, 2018 9:53:37 AM</text:p>
          </table:table-cell>
          <table:table-cell office:value-type="string" calcext:value-type="string">
            <text:p>Jun 1, 2018 2:40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Nov 28, 2017 4:3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May 25, 2018 9:2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9" xlink:type="simple">Dúvida | Como Funciona Rotina Regravar Tributação Produto Para NCM Novo Erp?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Mar 13, 2018 10:48:20 AM</text:p>
          </table:table-cell>
          <table:table-cell office:value-type="string" calcext:value-type="string">
            <text:p>Mar 22, 2018 1:43:51 PM</text:p>
          </table:table-cell>
          <table:table-cell office:value-type="string" calcext:value-type="string">
            <text:p>Apr 2, 2018 12:16:34 PM</text:p>
          </table:table-cell>
          <table:table-cell office:value-type="string" calcext:value-type="string">
            <text:p>Apr 3, 2018 4:07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60" xlink:type="simple">Dúvida | Como Vincular Tributação Estadual Novo Erp?</text:a>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r 21, 2018 11:36:15 AM</text:p>
          </table:table-cell>
          <table:table-cell office:value-type="string" calcext:value-type="string">
            <text:p>Mar 21, 2018 12:43:06 PM</text:p>
          </table:table-cell>
          <table:table-cell office:value-type="string" calcext:value-type="string">
            <text:p>Apr 2, 2018 12:18:45 PM</text:p>
          </table:table-cell>
          <table:table-cell office:value-type="string" calcext:value-type="string">
            <text:p>Apr 3, 2018 4:07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88" xlink:type="simple">Dúvida | Como Parametrizar Reposição Automática Integral?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May 22, 2018 2:54:59 PM</text:p>
          </table:table-cell>
          <table:table-cell office:value-type="string" calcext:value-type="string">
            <text:p>May 29, 2018 12:47:37 PM</text:p>
          </table:table-cell>
          <table:table-cell office:value-type="string" calcext:value-type="string">
            <text:p>May 23, 2018 9:18:24 AM</text:p>
          </table:table-cell>
          <table:table-cell office:value-type="string" calcext:value-type="string">
            <text:p>Jun 1, 2018 2:5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office:value-type="string" calcext:value-type="string">
            <text:p>Feb 28, 2018 7:40:44 PM</text:p>
          </table:table-cell>
          <table:table-cell office:value-type="string" calcext:value-type="string">
            <text:p>Mar 7, 2018 11:3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3" xlink:type="simple">Dúvida | Como Realizar Pagamento Escritural Integral?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Feb 21, 2018 12:33:21 PM</text:p>
          </table:table-cell>
          <table:table-cell office:value-type="string" calcext:value-type="string">
            <text:p>Apr 2, 2018 10:06:17 AM</text:p>
          </table:table-cell>
          <table:table-cell office:value-type="string" calcext:value-type="string">
            <text:p>Feb 26, 2018 3:56:32 PM</text:p>
          </table:table-cell>
          <table:table-cell office:value-type="string" calcext:value-type="string">
            <text:p>Apr 2, 2018 10:5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01" xlink:type="simple">Dúvida | Como Cadastrar Monitoramento Produtos Sazonais Integral?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29, 2018 11:28:56 AM</text:p>
          </table:table-cell>
          <table:table-cell office:value-type="string" calcext:value-type="string">
            <text:p>May 29, 2018 2:12:12 PM</text:p>
          </table:table-cell>
          <table:table-cell office:value-type="string" calcext:value-type="string">
            <text:p>May 29, 2018 12:40:45 PM</text:p>
          </table:table-cell>
          <table:table-cell office:value-type="string" calcext:value-type="string">
            <text:p>Jun 1, 2018 6:5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14" xlink:type="simple">Dúvida | Como Cadastrar Visualizar Mensagem 17 Baixa Cheque Sem Fundo Integral?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29, 2018 2:20:43 PM</text:p>
          </table:table-cell>
          <table:table-cell office:value-type="string" calcext:value-type="string">
            <text:p>May 29, 2018 3:25:26 PM</text:p>
          </table:table-cell>
          <table:table-cell office:value-type="string" calcext:value-type="string">
            <text:p>May 29, 2018 3:17:04 PM</text:p>
          </table:table-cell>
          <table:table-cell office:value-type="string" calcext:value-type="string">
            <text:p>Jun 1, 2018 5:44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36" xlink:type="simple">Dúvida | Como Cadastrar Visualizar Mensagem 16 Recebe Mensagens Frente Loja Integral?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May 30, 2018 11:30:35 AM</text:p>
          </table:table-cell>
          <table:table-cell office:value-type="string" calcext:value-type="string">
            <text:p>May 30, 2018 12:15:16 PM</text:p>
          </table:table-cell>
          <table:table-cell office:value-type="string" calcext:value-type="string">
            <text:p>May 30, 2018 8:45:33 PM</text:p>
          </table:table-cell>
          <table:table-cell office:value-type="string" calcext:value-type="string">
            <text:p>May 30, 2018 11:50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office:value-type="string" calcext:value-type="string">
            <text:p>Oct 2, 2017 10:07:03 AM</text:p>
          </table:table-cell>
          <table:table-cell office:value-type="string" calcext:value-type="string">
            <text:p>Mar 23, 2018 10:41:3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office:value-type="string" calcext:value-type="string">
            <text:p>Jun 26, 2017 3:21:24 PM</text:p>
          </table:table-cell>
          <table:table-cell office:value-type="string" calcext:value-type="string">
            <text:p>Feb 28, 2018 7:41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an 17, 2018 3:19:42 PM</text:p>
          </table:table-cell>
          <table:table-cell office:value-type="string" calcext:value-type="string">
            <text:p>Mar 14, 2018 3:20:14 PM</text:p>
          </table:table-cell>
          <table:table-cell office:value-type="string" calcext:value-type="string">
            <text:p>Mar 14, 2018 5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an 4, 2018 11:23:53 AM</text:p>
          </table:table-cell>
          <table:table-cell office:value-type="string" calcext:value-type="string">
            <text:p>Mar 14, 2018 4:08:33 PM</text:p>
          </table:table-cell>
          <table:table-cell office:value-type="string" calcext:value-type="string">
            <text:p>Apr 2, 2018 9:2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42" xlink:type="simple">Dúvida | Como Cadastrar Visualizar Mensagem 14 Desconto Cupom Liberações PDV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30, 2018 12:13:04 PM</text:p>
          </table:table-cell>
          <table:table-cell office:value-type="string" calcext:value-type="string">
            <text:p>May 30, 2018 2:25:38 PM</text:p>
          </table:table-cell>
          <table:table-cell office:value-type="string" calcext:value-type="string">
            <text:p>May 30, 2018 8:44:36 PM</text:p>
          </table:table-cell>
          <table:table-cell office:value-type="string" calcext:value-type="string">
            <text:p>Jun 1, 2018 6:43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27" xlink:type="simple">Dúvida | Como Excluir Mensagem Automática Sistema Usuário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y 29, 2018 3:31:20 PM</text:p>
          </table:table-cell>
          <table:table-cell office:value-type="string" calcext:value-type="string">
            <text:p>May 29, 2018 3:51:14 PM</text:p>
          </table:table-cell>
          <table:table-cell office:value-type="string" calcext:value-type="string">
            <text:p>May 30, 2018 8:45:05 PM</text:p>
          </table:table-cell>
          <table:table-cell office:value-type="string" calcext:value-type="string">
            <text:p>Jun 1, 2018 6:28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48" xlink:type="simple">Dúvida | Como Cadastrar Visualizar Mensagem 13 Cancelamento Cupom PDV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30, 2018 2:06:31 PM</text:p>
          </table:table-cell>
          <table:table-cell office:value-type="string" calcext:value-type="string">
            <text:p>Jun 1, 2018 11:12:11 AM</text:p>
          </table:table-cell>
          <table:table-cell office:value-type="string" calcext:value-type="string">
            <text:p>May 30, 2018 8:45:19 PM</text:p>
          </table:table-cell>
          <table:table-cell office:value-type="string" calcext:value-type="string">
            <text:p>Jun 1, 2018 4:1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May 2, 2018 4:3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Mar 12, 2018 5:2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Feb 5, 2018 3:3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an 17, 2018 3:12:11 PM</text:p>
          </table:table-cell>
          <table:table-cell table:number-columns-repeated="2" office:value-type="string" calcext:value-type="string">
            <text:p>Mar 14, 2018 4:1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an 4, 2018 2:19:04 PM</text:p>
          </table:table-cell>
          <table:table-cell table:number-columns-repeated="2" office:value-type="string" calcext:value-type="string">
            <text:p>Mar 14, 2018 4:10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27" xlink:type="simple">Manual | Realizar Configuração API Novo Central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 8, 2018 9:19:48 AM</text:p>
          </table:table-cell>
          <table:table-cell office:value-type="string" calcext:value-type="string">
            <text:p>Feb 16, 2018 10:19:32 AM</text:p>
          </table:table-cell>
          <table:table-cell table:number-columns-repeated="2" office:value-type="string" calcext:value-type="string">
            <text:p>Feb 16, 2018 10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Feb 5, 2018 9:37:08 AM</text:p>
          </table:table-cell>
          <table:table-cell table:number-columns-repeated="2" office:value-type="string" calcext:value-type="string">
            <text:p>Feb 6, 2018 3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94" xlink:type="simple">Dúvida | Como Configurar Utilização Motivos Frente Avanço?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Feb 23, 2018 3:40:54 PM</text:p>
          </table:table-cell>
          <table:table-cell office:value-type="string" calcext:value-type="string">
            <text:p>Feb 26, 2018 3:59:26 PM</text:p>
          </table:table-cell>
          <table:table-cell table:number-columns-repeated="2" office:value-type="string" calcext:value-type="string">
            <text:p>Feb 26, 2018 3:5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76" xlink:type="simple">Dúvida | Como Cadastrar Visualizar Mensagem 03 Alteração Exclusão Lançamentos Bancários Integral?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n 1, 2018 11:10:58 AM</text:p>
          </table:table-cell>
          <table:table-cell office:value-type="string" calcext:value-type="string">
            <text:p>Jun 1, 2018 2:18:45 PM</text:p>
          </table:table-cell>
          <table:table-cell table:number-columns-repeated="2" office:value-type="string" calcext:value-type="string">
            <text:p>Jun 1, 2018 1:5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65" xlink:type="simple">Dúvida | Como Cadastrar Visualizar Mensagem 05 Inclusão Alteração Tributação Produto Integral?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n 1, 2018 10:33:53 AM</text:p>
          </table:table-cell>
          <table:table-cell office:value-type="string" calcext:value-type="string">
            <text:p>Jun 1, 2018 10:51:59 AM</text:p>
          </table:table-cell>
          <table:table-cell table:number-columns-repeated="2" office:value-type="string" calcext:value-type="string">
            <text:p>Jun 1, 2018 1:52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an 5, 2018 10:1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Default" office:value-type="string" calcext:value-type="string">
            <text:p>Soma</text:p>
          </table:table-cell>
          <table:table-cell table:style-name="ce2" table:formula="of:=SUM([.B1:.B929])" office:value-type="float" office:value="92835" calcext:value-type="float">
            <text:p>9283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37:23.911255571</meta:creation-date>
    <dc:date>2018-06-01T15:51:21.986102329</dc:date>
    <meta:editing-duration>PT1M54S</meta:editing-duration>
    <meta:editing-cycles>1</meta:editing-cycles>
    <meta:document-statistic meta:table-count="1" meta:cell-count="6505" meta:object-count="0"/>
    <meta:generator>LibreOffice/5.1.6.2$Linux_X86_64 LibreOffice_project/10m0$Build-2</meta:generator>
  </office:meta>
</office:document-meta>
</file>